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9.00pt" fo:font-weight="bold" fo:font-family="Calibri" style:font-family-asian="Calibri" style:font-family-complex="Calibri" fo:background-color="#eeeeee"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9.00pt" fo:font-weight="bold" fo:font-family="Calibri" style:font-family-asian="Calibri" style:font-family-complex="Calibri" fo:background-color="#ffffff" fo:color="#000000"/>
    </style:style>
    <style:style style:name="T5" style:family="text">
      <style:text-properties fo:font-size="9.00pt" fo:font-weight="normal" fo:font-family="Calibri" style:font-family-asian="Calibri" style:font-family-complex="Calibri" fo:background-color="#ffffff" fo:color="#000000"/>
    </style:style>
    <style:style style:name="T6" style:family="text">
      <style:text-properties fo:font-size="9.00pt" fo:font-weight="bold" fo:font-family="Calibri" style:font-family-asian="Calibri" style:font-family-complex="Calibri" fo:background-color="#ffffff" fo:color="#000000"/>
    </style:style>
    <style:style style:name="T7" style:family="text">
      <style:text-properties fo:font-size="9.00pt" fo:font-weight="normal" fo:font-family="Calibri" style:font-family-asian="Calibri" style:font-family-complex="Calibri" fo:background-color="#ffffff"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9.00pt" fo:font-weight="bold" fo:font-family="Calibri" style:font-family-asian="Calibri" style:font-family-complex="Calibri" fo:background-color="#dddddd" style:use-window-font-color="true"/>
    </style:style>
    <style:style style:name="T10" style:family="text">
      <style:text-properties fo:font-size="9.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9.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9.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9.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9.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9.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9.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9.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9.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9.00pt" fo:font-weight="bold" fo:font-family="Calibri" style:font-family-asian="Calibri" style:font-family-complex="Calibri" fo:background-color="transparent" style:use-window-font-color="true"/>
    </style:style>
    <style:style style:name="T29" style:family="text">
      <style:text-properties fo:font-size="9.00pt" fo:font-weight="normal" fo:font-family="Calibri" style:font-family-asian="Calibri" style:font-family-complex="Calibri" fo:background-color="transparent" style:use-window-font-color="true"/>
    </style:style>
    <style:style style:name="T30" style:family="text">
      <style:text-properties fo:font-size="9.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9.00pt" fo:font-weight="bold" fo:font-family="Calibri" style:font-family-asian="Calibri" style:font-family-complex="Calibri" fo:background-color="#c0c0c0"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9.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9.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9.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9.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9.00pt" fo:font-weight="bold"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9.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9.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9.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9.00pt" fo:font-weight="bold"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9.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9.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9.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9.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9.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9.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9.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9.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9.00pt" fo:font-weight="bold" fo:font-family="Calibri" style:font-family-asian="Calibri" style:font-family-complex="Calibri" fo:background-color="#dddddd" style:use-window-font-color="true"/>
    </style:style>
    <style:style style:name="T69" style:family="text">
      <style:text-properties fo:font-size="9.00pt" fo:font-weight="bold" fo:font-family="Calibri" style:font-family-asian="Calibri" style:font-family-complex="Calibri" fo:background-color="#ffffff"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9.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9.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9.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9.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9.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9.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9.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9.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9.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9.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9.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9.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9.00pt" fo:font-weight="normal"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9.00pt" fo:font-weight="normal"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9.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9.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9.00pt" fo:font-weight="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9.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9.00pt" fo:font-weight="bold" fo:font-family="Calibri" style:font-family-asian="Calibri" style:font-family-complex="Calibri" fo:background-color="#dddddd"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bold" fo:font-family="Calibri" style:font-family-asian="Calibri" style:font-family-complex="Calibri" fo:background-color="transparent" style:use-window-font-color="true"/>
    </style:style>
    <style:style style:name="T110" style:family="text">
      <style:text-properties fo:font-size="9.00pt" fo:font-weight="bold"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9.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9.00pt" fo:font-weight="bold" fo:font-family="Calibri" style:font-family-asian="Calibri" style:font-family-complex="Calibri"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9.00pt" fo:font-weight="normal" fo:font-family="Calibri" style:font-family-asian="Calibri" style:font-family-complex="Calibri"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9.00pt" fo:font-weight="bold"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9.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bold" fo:font-family="Calibri" style:font-family-asian="Calibri" style:font-family-complex="Calibri" fo:background-color="transparent" style:use-window-font-color="true"/>
    </style:style>
    <style:style style:name="T123" style:family="text">
      <style:text-properties fo:font-size="9.00pt" fo:font-weight="bold" fo:font-family="Calibri" style:font-family-asian="Calibri" style:font-family-complex="Calibri"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0.00pt" fo:font-weight="bold" fo:font-family="Calibri" style:font-family-asian="Calibri" style:font-family-complex="Calibri"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9.00pt" fo:font-weight="bold"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9.00pt" fo:font-weight="normal"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9.00pt" fo:font-weight="bold" fo:font-family="Calibri" style:font-family-asian="Calibri" style:font-family-complex="Calibri" fo:background-color="#c0c0c0" fo:color="#000000"/>
    </style:style>
    <style:style style:name="T132" style:family="text">
      <style:text-properties fo:font-size="9.00pt" fo:font-weight="bold" fo:font-family="Calibri" style:font-family-asian="Calibri" style:font-family-complex="Calibri" fo:background-color="#ffffff" fo:color="#000000"/>
    </style:style>
    <style:style style:name="T133" style:family="text">
      <style:text-properties fo:font-size="9.00pt" fo:font-weight="normal" fo:font-family="Calibri" style:font-family-asian="Calibri" style:font-family-complex="Calibri" fo:background-color="#ffffff" fo:color="#000000"/>
    </style:style>
    <style:style style:name="T134" style:family="text">
      <style:text-properties fo:font-size="9.00pt" fo:font-weight="bold" fo:font-family="Calibri" style:font-family-asian="Calibri" style:font-family-complex="Calibri" fo:background-color="#ffffff" fo:color="#000000"/>
    </style:style>
    <style:style style:name="T135" style:family="text">
      <style:text-properties fo:font-size="9.00pt" fo:font-weight="normal" fo:font-family="Calibri" style:font-family-asian="Calibri" style:font-family-complex="Calibri" fo:background-color="#ffffff" fo:color="#000000"/>
    </style:style>
    <style:style style:name="T136" style:family="text">
      <style:text-properties fo:font-size="9.00pt" fo:font-weight="bold" fo:font-family="Calibri" style:font-family-asian="Calibri" style:font-family-complex="Calibri" fo:background-color="#ffffff" fo:color="#000000"/>
    </style:style>
    <style:style style:name="T137" style:family="text">
      <style:text-properties fo:font-size="9.00pt" fo:font-weight="normal" fo:font-family="Calibri" style:font-family-asian="Calibri" style:font-family-complex="Calibri" fo:background-color="#ffffff" fo:color="#000000"/>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9.00pt" fo:font-weight="bold" fo:font-family="Calibri" style:font-family-asian="Calibri" style:font-family-complex="Calibri" fo:background-color="#dddddd"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9.00pt" fo:font-weight="bold" fo:font-family="Calibri" style:font-family-asian="Calibri" style:font-family-complex="Calibri" fo:background-color="#ffffff"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bold" fo:font-family="Calibri" style:font-family-asian="Calibri" style:font-family-complex="Calibri" fo:background-color="transparent" style:use-window-font-color="true"/>
    </style:style>
    <style:style style:name="T144" style:family="text">
      <style:text-properties fo:font-size="9.00pt" fo:font-weight="bold"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9.00pt" fo:font-weight="bold" fo:font-family="Calibri" style:font-family-asian="Calibri" style:font-family-complex="Calibri"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9.00pt" fo:font-weight="bold"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9.00pt" fo:font-weight="bold"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9.00pt" fo:font-weight="bold" fo:font-family="Calibri" style:font-family-asian="Calibri" style:font-family-complex="Calibri"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9.00pt" fo:font-weight="bold"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9.00pt" fo:font-weight="bold"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9.00pt" fo:font-weight="bold" fo:font-family="Calibri" style:font-family-asian="Calibri" style:font-family-complex="Calibri"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9.00pt" fo:font-weight="bold" fo:font-family="Calibri" style:font-family-asian="Calibri" style:font-family-complex="Calibri" fo:background-color="#ffffff" fo:color="#000000"/>
    </style:style>
    <style:style style:name="T161" style:family="text">
      <style:text-properties fo:font-size="9.00pt" fo:font-weight="normal" fo:font-family="Calibri" style:font-family-asian="Calibri" style:font-family-complex="Calibri" fo:background-color="#ffffff" fo:color="#000000"/>
    </style:style>
    <style:style style:name="T162" style:family="text">
      <style:text-properties fo:font-size="9.00pt" fo:font-weight="bold" fo:font-family="Calibri" style:font-family-asian="Calibri" style:font-family-complex="Calibri" fo:background-color="#ffffff" style:use-window-font-color="true"/>
    </style:style>
    <style:style style:name="T163" style:family="text">
      <style:text-properties fo:font-size="9.00pt" fo:font-weight="bold" fo:font-family="Calibri" style:font-family-asian="Calibri" style:font-family-complex="Calibri" fo:background-color="#ffffff" fo:color="#000000"/>
    </style:style>
    <style:style style:name="T164" style:family="text">
      <style:text-properties fo:font-size="9.00pt" fo:font-weight="normal" fo:font-family="Calibri" style:font-family-asian="Calibri" style:font-family-complex="Calibri" fo:background-color="#ffffff" fo:color="#000000"/>
    </style:style>
    <style:style style:name="T165" style:family="text">
      <style:text-properties fo:font-size="9.00pt" fo:font-weight="bold" fo:font-family="Calibri" style:font-family-asian="Calibri" style:font-family-complex="Calibri" fo:background-color="#ffffff"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9.00pt" fo:font-weight="normal" fo:font-family="Calibri" style:font-family-asian="Calibri" style:font-family-complex="Calibri" fo:background-color="#ffffff" fo:color="#000000"/>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style:use-window-font-color="true"/>
    </style:style>
    <style:style style:name="T170" style:family="text">
      <style:text-properties fo:font-size="9.00pt" fo:font-weight="bold" fo:font-family="Calibri" style:font-family-asian="Calibri" style:font-family-complex="Calibri" fo:background-color="transparent" style:use-window-font-color="true"/>
    </style:style>
    <style:style style:name="T171" style:family="text">
      <style:text-properties fo:font-size="12.00pt" fo:font-weight="normal" fo:font-family="'Times New Roman'" style:font-family-asian="'Times New Roman'" style:font-family-complex="'Times New Roman'"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9.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9.00pt" fo:font-weight="bold" fo:font-family="Calibri" style:font-family-asian="Calibri" style:font-family-complex="Calibri"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9.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9.00pt" fo:font-weight="bold"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9.00pt" fo:font-weight="normal" fo:font-family="Calibri" style:font-family-asian="Calibri" style:font-family-complex="Calibri" fo:background-color="transparent" style:use-window-font-color="true"/>
    </style:style>
    <style:style style:name="T182" style:family="text">
      <style:text-properties fo:font-size="9.00pt" fo:font-weight="normal" fo:font-family="Calibri" style:font-family-asian="Calibri" style:font-family-complex="Calibri" fo:background-color="transparent" style:use-window-font-color="true"/>
    </style:style>
    <style:style style:name="T183" style:family="text">
      <style:text-properties fo:font-size="9.00pt" fo:font-weight="normal" fo:font-family="Calibri" style:font-family-asian="Calibri" style:font-family-complex="Calibri"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9.00pt" fo:font-weight="bold"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9.00pt" fo:font-weight="bold"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9.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9.00pt" fo:font-weight="bold" fo:font-family="Calibri" style:font-family-asian="Calibri" style:font-family-complex="Calibri" fo:background-color="transparent" style:use-window-font-color="true"/>
    </style:style>
    <style:style style:name="T192" style:family="text">
      <style:text-properties fo:font-size="9.00pt" fo:font-weight="normal"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9.00pt" fo:font-weight="bold" fo:font-family="Calibri" style:font-family-asian="Calibri" style:font-family-complex="Calibri" fo:background-color="#ffffff" fo:color="#000000"/>
    </style:style>
    <style:style style:name="T195" style:family="text">
      <style:text-properties fo:font-size="9.00pt" fo:font-weight="normal" fo:font-family="Calibri" style:font-family-asian="Calibri" style:font-family-complex="Calibri" fo:background-color="#ffffff" fo:color="#000000"/>
    </style:style>
    <style:style style:name="T196" style:family="text">
      <style:text-properties fo:font-size="9.00pt" fo:font-weight="bold" fo:font-family="Calibri" style:font-family-asian="Calibri" style:font-family-complex="Calibri" fo:background-color="transparent" style:use-window-font-color="true"/>
    </style:style>
    <style:style style:name="T197" style:family="text">
      <style:text-properties fo:font-size="9.00pt" fo:font-weight="bold" fo:font-family="Calibri" style:font-family-asian="Calibri" style:font-family-complex="Calibri" fo:background-color="#ffffff" fo:color="#000000"/>
    </style:style>
    <style:style style:name="T198" style:family="text">
      <style:text-properties fo:font-size="9.00pt" fo:font-weight="normal" fo:font-family="Calibri" style:font-family-asian="Calibri" style:font-family-complex="Calibri" fo:background-color="#ffffff" fo:color="#000000"/>
    </style:style>
    <style:style style:name="T199" style:family="text">
      <style:text-properties fo:font-size="9.00pt" fo:font-weight="bold" fo:font-family="Calibri" style:font-family-asian="Calibri" style:font-family-complex="Calibri" fo:background-color="#ffffff" fo:color="#000000"/>
    </style:style>
    <style:style style:name="T200" style:family="text">
      <style:text-properties fo:font-size="9.00pt" fo:font-weight="normal" fo:font-family="Calibri" style:font-family-asian="Calibri" style:font-family-complex="Calibri" fo:background-color="transparent" fo:color="#333333"/>
    </style:style>
    <style:style style:name="T201" style:family="text">
      <style:text-properties fo:font-size="9.00pt" fo:font-weight="bold" fo:font-family="Calibri" style:font-family-asian="Calibri" style:font-family-complex="Calibri" fo:background-color="transparent" fo:color="#333333"/>
    </style:style>
    <style:style style:name="T202" style:family="text">
      <style:text-properties fo:font-size="9.00pt" fo:font-weight="normal" fo:font-family="Calibri" style:font-family-asian="Calibri" style:font-family-complex="Calibri" fo:background-color="transparent" fo:color="#333333"/>
    </style:style>
    <style:style style:name="T203" style:family="text">
      <style:text-properties fo:font-size="9.00pt" fo:font-weight="normal" fo:font-family="Calibri" style:font-family-asian="Calibri" style:font-family-complex="Calibri" fo:background-color="transparent" style:use-window-font-color="true"/>
    </style:style>
    <style:style style:name="T204" style:family="text">
      <style:text-properties fo:font-size="9.00pt" fo:font-weight="normal" fo:font-family="Calibri" style:font-family-asian="Calibri" style:font-family-complex="Calibri" fo:background-color="transparent" fo:color="#000000"/>
    </style:style>
    <style:style style:name="T205" style:family="text">
      <style:text-properties fo:font-size="9.00pt" fo:font-weight="normal" fo:font-family="Calibri" style:font-family-asian="Calibri" style:font-family-complex="Calibri"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9.00pt" fo:font-weight="bold"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9.00pt" fo:font-weight="bold"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9.00pt" fo:font-weight="bold"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9.00pt" fo:font-weight="normal" fo:font-family="Calibri" style:font-family-asian="Calibri" style:font-family-complex="Calibri"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9.00pt" fo:font-weight="bold"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9.00pt" fo:font-weight="normal" fo:font-family="Calibri" style:font-family-asian="Calibri" style:font-family-complex="Calibri" fo:background-color="transparent" style:use-window-font-color="true"/>
    </style:style>
    <style:style style:name="T218" style:family="text">
      <style:text-properties fo:font-size="9.00pt" fo:font-weight="normal" fo:font-family="Calibri" style:font-family-asian="Calibri" style:font-family-complex="Calibri" fo:background-color="transparent" style:use-window-font-color="true"/>
    </style:style>
    <style:style style:name="T219" style:family="text">
      <style:text-properties fo:font-size="9.00pt" fo:font-weight="normal"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9.00pt" fo:font-weight="bold" fo:font-family="Calibri" style:font-family-asian="Calibri" style:font-family-complex="Calibri"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9.00pt" fo:font-weight="bold" fo:font-family="Calibri" style:font-family-asian="Calibri" style:font-family-complex="Calibri"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9.00pt" fo:font-weight="bold" fo:font-family="Calibri" style:font-family-asian="Calibri" style:font-family-complex="Calibri"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9.00pt" fo:font-weight="normal" fo:font-family="Calibri" style:font-family-asian="Calibri" style:font-family-complex="Calibri"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9.00pt" fo:font-weight="normal" fo:font-family="Calibri" style:font-family-asian="Calibri" style:font-family-complex="Calibri" fo:background-color="#ffffff" fo:color="#000000"/>
    </style:style>
    <style:style style:name="T230" style:family="text">
      <style:text-properties fo:font-size="9.00pt" fo:font-weight="bold" fo:font-family="Calibri" style:font-family-asian="Calibri" style:font-family-complex="Calibri" fo:background-color="#ffffff" fo:color="#000000"/>
    </style:style>
    <style:style style:name="T231" style:family="text">
      <style:text-properties fo:font-size="9.00pt" fo:font-weight="normal" fo:font-family="Calibri" style:font-family-asian="Calibri" style:font-family-complex="Calibri" fo:background-color="#ffffff" fo:color="#000000"/>
    </style:style>
    <style:style style:name="T232" style:family="text">
      <style:text-properties fo:font-size="9.00pt" fo:font-weight="normal" fo:font-family="Calibri" style:font-family-asian="Calibri" style:font-family-complex="Calibri" fo:background-color="transparent" style:use-window-font-color="true"/>
    </style:style>
    <style:style style:name="T233" style:family="text">
      <style:text-properties fo:font-size="9.00pt" fo:font-weight="normal" fo:font-family="Calibri" style:font-family-asian="Calibri" style:font-family-complex="Calibri" fo:background-color="#ffffff" fo:color="#000000"/>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9.00pt" fo:font-weight="bold" fo:font-family="Calibri" style:font-family-asian="Calibri" style:font-family-complex="Calibri" fo:background-color="#ffffff" fo:color="#000000"/>
    </style:style>
    <style:style style:name="T236" style:family="text">
      <style:text-properties fo:font-size="9.00pt" fo:font-weight="normal" fo:font-family="Calibri" style:font-family-asian="Calibri" style:font-family-complex="Calibri" fo:background-color="transparent" fo:color="#000000"/>
    </style:style>
    <style:style style:name="T237" style:family="text">
      <style:text-properties fo:font-size="9.00pt" fo:font-weight="normal" fo:font-family="Calibri" style:font-family-asian="Calibri" style:font-family-complex="Calibri" fo:background-color="transparent" style:use-window-font-color="true"/>
    </style:style>
    <style:style style:name="T238" style:family="text">
      <style:text-properties fo:font-size="9.00pt" fo:font-weight="normal" fo:font-family="Calibri" style:font-family-asian="Calibri" style:font-family-complex="Calibri" fo:background-color="transparent" fo:color="#000000"/>
    </style:style>
    <style:style style:name="T239" style:family="text">
      <style:text-properties fo:font-size="9.00pt" fo:font-weight="normal" fo:font-family="Calibri" style:font-family-asian="Calibri" style:font-family-complex="Calibri" fo:background-color="transparent" style:use-window-font-color="true"/>
    </style:style>
    <style:style style:name="T240" style:family="text">
      <style:text-properties fo:font-size="9.00pt" fo:font-weight="normal" fo:font-family="Calibri" style:font-family-asian="Calibri" style:font-family-complex="Calibri" fo:background-color="transparent" fo:color="#000000"/>
    </style:style>
    <style:style style:name="T241" style:family="text">
      <style:text-properties fo:font-size="9.00pt" fo:font-weight="normal" fo:font-family="Calibri" style:font-family-asian="Calibri" style:font-family-complex="Calibri" fo:background-color="#ffffff"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9.00pt" fo:font-weight="bold" fo:font-family="Calibri" style:font-family-asian="Calibri" style:font-family-complex="Calibri" fo:background-color="#ffffff" fo:color="#000000"/>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9.00pt" fo:font-weight="bold"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9.00pt" fo:font-weight="bold"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9.00pt" fo:font-weight="bold" fo:font-family="Calibri" style:font-family-asian="Calibri" style:font-family-complex="Calibri"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9.00pt" fo:font-weight="bold"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9.00pt" fo:font-weight="bold" fo:font-family="Calibri" style:font-family-asian="Calibri" style:font-family-complex="Calibri"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9.00pt" fo:font-weight="bold" fo:font-family="Calibri" style:font-family-asian="Calibri" style:font-family-complex="Calibri"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9.00pt" fo:font-weight="bold"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9.00pt" fo:font-weight="bold" fo:font-family="Calibri" style:font-family-asian="Calibri" style:font-family-complex="Calibri"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fo:margin-left="3.30pt" fo:text-indent="-2.75pt">
        <style:tab-stops>
          <style:tab-stop style:position="495.80pt"/>
        </style:tab-stops>
      </style:paragraph-properties>
    </style:style>
    <style:style style:name="P2" style:family="paragraph">
      <style:paragraph-properties fo:line-height="100.00%" fo:text-align="left"/>
    </style:style>
    <style:style style:name="P3" style:family="paragraph">
      <style:paragraph-properties fo:line-height="100.00%" fo:text-align="justify" fo:margin-left="3.30pt" fo:text-indent="-2.75pt">
        <style:tab-stops>
          <style:tab-stop style:position="495.80pt"/>
        </style:tab-stops>
      </style:paragraph-properties>
    </style:style>
    <style:style style:name="P4" style:family="paragraph">
      <style:paragraph-properties fo:line-height="95.00%" fo:text-align="left">
        <style:tab-stops>
          <style:tab-stop style:position="325.00pt"/>
        </style:tab-stops>
      </style:paragraph-properties>
    </style:style>
    <style:style style:name="P5" style:family="paragraph">
      <style:paragraph-properties fo:line-height="100.00%" fo:text-align="left"/>
    </style:style>
    <style:style style:name="P6" style:family="paragraph">
      <style:paragraph-properties fo:line-height="95.00%" fo:text-align="justify" fo:margin-right="1.00pt"/>
    </style:style>
    <style:style style:name="P7" style:family="paragraph">
      <style:paragraph-properties fo:line-height="100.00%" fo:text-align="justify"/>
    </style:style>
    <style:style style:name="P8" style:family="paragraph">
      <style:paragraph-properties fo:line-height="100.00%" fo:text-align="left"/>
    </style:style>
    <style:style style:name="P9" style:family="paragraph">
      <style:paragraph-properties fo:line-height="100.00%" fo:text-align="justify" fo:margin-left="37.05pt" fo:text-indent="-2.75pt">
        <style:tab-stops>
          <style:tab-stop style:position="175.55pt"/>
          <style:tab-stop style:position="3252.60pt" style:type="center"/>
        </style:tab-stops>
      </style:paragraph-properties>
    </style:style>
    <style:style style:name="P10" style:family="paragraph">
      <style:paragraph-properties fo:line-height="100.00%" fo:text-align="left"/>
    </style:style>
    <style:style style:name="P11" style:family="paragraph">
      <style:paragraph-properties fo:line-height="100.00%" fo:text-align="justify" fo:margin-left="37.05pt" fo:text-indent="-2.75pt">
        <style:tab-stops>
          <style:tab-stop style:position="175.55pt"/>
          <style:tab-stop style:position="3252.60pt" style:type="center"/>
        </style:tab-stops>
      </style:paragraph-properties>
    </style:style>
    <style:style style:name="P12" style:family="paragraph">
      <style:paragraph-properties fo:line-height="100.00%" fo:text-align="justify" fo:margin-left="37.05pt" fo:text-indent="-2.75pt">
        <style:tab-stops>
          <style:tab-stop style:position="175.55pt"/>
          <style:tab-stop style:position="3252.60pt" style:type="center"/>
        </style:tab-stops>
      </style:paragraph-properties>
    </style:style>
    <style:style style:name="P13" style:family="paragraph">
      <style:paragraph-properties fo:line-height="100.00%" fo:text-align="left"/>
    </style:style>
    <style:style style:name="P14" style:family="paragraph">
      <style:paragraph-properties fo:line-height="100.00%" fo:text-align="justify" fo:margin-left="37.05pt" fo:text-indent="-2.75pt">
        <style:tab-stops>
          <style:tab-stop style:position="175.55pt"/>
          <style:tab-stop style:position="3252.60pt" style:type="center"/>
        </style:tab-stops>
      </style:paragraph-properties>
    </style:style>
    <style:style style:name="P15" style:family="paragraph">
      <style:paragraph-properties fo:line-height="100.00%" fo:text-align="left"/>
    </style:style>
    <style:style style:name="P16" style:family="paragraph">
      <style:paragraph-properties fo:line-height="100.00%" fo:text-align="justify" fo:margin-left="37.05pt" fo:text-indent="-2.75pt">
        <style:tab-stops>
          <style:tab-stop style:position="175.55pt"/>
          <style:tab-stop style:position="3252.60pt" style:type="center"/>
        </style:tab-stops>
      </style:paragraph-properties>
    </style:style>
    <style:style style:name="P17" style:family="paragraph">
      <style:paragraph-properties fo:line-height="100.00%" fo:text-align="left"/>
    </style:style>
    <style:style style:name="P18" style:family="paragraph">
      <style:paragraph-properties fo:line-height="100.00%" fo:text-align="justify" fo:margin-left="37.05pt" fo:text-indent="-2.75pt">
        <style:tab-stops>
          <style:tab-stop style:position="175.55pt"/>
          <style:tab-stop style:position="3252.60pt" style:type="center"/>
        </style:tab-stops>
      </style:paragraph-properties>
    </style:style>
    <style:style style:name="P19" style:family="paragraph">
      <style:paragraph-properties fo:line-height="100.00%" fo:text-align="left"/>
    </style:style>
    <style:style style:name="P20" style:family="paragraph">
      <style:paragraph-properties fo:line-height="100.00%" fo:text-align="left" fo:margin-left="38.85pt" fo:text-indent="-2.75pt">
        <style:tab-stops>
          <style:tab-stop style:position="135.20pt"/>
          <style:tab-stop style:position="3250.80pt" style:type="center"/>
        </style:tab-stops>
      </style:paragraph-properties>
    </style:style>
    <style:style style:name="P21" style:family="paragraph">
      <style:paragraph-properties fo:line-height="100.00%" fo:text-align="left"/>
    </style:style>
    <style:style style:name="P22" style:family="paragraph">
      <style:paragraph-properties fo:line-height="100.00%" fo:text-align="left" fo:margin-left="38.85pt" fo:text-indent="-2.75pt">
        <style:tab-stops>
          <style:tab-stop style:position="135.20pt"/>
          <style:tab-stop style:position="3250.80pt" style:type="center"/>
        </style:tab-stops>
      </style:paragraph-properties>
    </style:style>
    <style:style style:name="P23" style:family="paragraph">
      <style:paragraph-properties fo:line-height="100.00%" fo:text-align="left" fo:margin-left="38.85pt" fo:text-indent="-2.75pt">
        <style:tab-stops>
          <style:tab-stop style:position="135.20pt"/>
          <style:tab-stop style:position="3250.80pt" style:type="center"/>
        </style:tab-stops>
      </style:paragraph-properties>
    </style:style>
    <style:style style:name="P24" style:family="paragraph">
      <style:paragraph-properties fo:line-height="100.00%" fo:text-align="left"/>
    </style:style>
    <style:style style:name="P25" style:family="paragraph">
      <style:paragraph-properties fo:line-height="100.00%" fo:text-align="left" fo:margin-left="38.85pt" fo:text-indent="-2.75pt">
        <style:tab-stops>
          <style:tab-stop style:position="135.20pt"/>
          <style:tab-stop style:position="3250.80pt" style:type="center"/>
        </style:tab-stops>
      </style:paragraph-properties>
    </style:style>
    <style:style style:name="P26" style:family="paragraph">
      <style:paragraph-properties fo:line-height="100.00%" fo:text-align="left"/>
    </style:style>
    <style:style style:name="P27" style:family="paragraph">
      <style:paragraph-properties fo:line-height="100.00%" fo:text-align="left" fo:margin-left="38.85pt" fo:text-indent="-2.75pt">
        <style:tab-stops>
          <style:tab-stop style:position="135.20pt"/>
          <style:tab-stop style:position="3250.80pt" style:type="center"/>
        </style:tab-stops>
      </style:paragraph-properties>
    </style:style>
    <style:style style:name="P28" style:family="paragraph">
      <style:paragraph-properties fo:line-height="100.00%" fo:text-align="left"/>
    </style:style>
    <style:style style:name="P29" style:family="paragraph">
      <style:paragraph-properties fo:line-height="100.00%" fo:text-align="left" fo:margin-left="38.85pt" fo:text-indent="-2.75pt">
        <style:tab-stops>
          <style:tab-stop style:position="135.20pt"/>
          <style:tab-stop style:position="3250.80pt" style:type="center"/>
        </style:tab-stops>
      </style:paragraph-properties>
    </style:style>
    <style:style style:name="P30" style:family="paragraph">
      <style:paragraph-properties fo:line-height="100.00%" fo:text-align="left" fo:margin-left="36.00pt" fo:text-indent="0.00pt"/>
    </style:style>
    <style:style style:name="P31" style:family="paragraph">
      <style:paragraph-properties fo:line-height="100.00%" fo:text-align="left" fo:margin-left="39.45pt" fo:text-indent="-2.75pt">
        <style:tab-stops>
          <style:tab-stop style:position="169.35pt"/>
          <style:tab-stop style:position="3250.20pt" style:type="center"/>
        </style:tab-stops>
      </style:paragraph-properties>
    </style:style>
    <style:style style:name="P32" style:family="paragraph">
      <style:paragraph-properties fo:line-height="100.00%" fo:text-align="left"/>
    </style:style>
    <style:style style:name="P33" style:family="paragraph">
      <style:paragraph-properties fo:line-height="100.00%" fo:text-align="left" fo:margin-left="39.45pt" fo:text-indent="-2.75pt">
        <style:tab-stops>
          <style:tab-stop style:position="169.35pt"/>
          <style:tab-stop style:position="3250.20pt" style:type="center"/>
        </style:tab-stops>
      </style:paragraph-properties>
    </style:style>
    <style:style style:name="P34" style:family="paragraph">
      <style:paragraph-properties fo:line-height="100.00%" fo:text-align="left" fo:margin-left="39.45pt" fo:text-indent="-2.75pt">
        <style:tab-stops>
          <style:tab-stop style:position="169.35pt"/>
          <style:tab-stop style:position="3250.20pt" style:type="center"/>
        </style:tab-stops>
      </style:paragraph-properties>
    </style:style>
    <style:style style:name="P35" style:family="paragraph">
      <style:paragraph-properties fo:line-height="100.00%" fo:text-align="left"/>
    </style:style>
    <style:style style:name="P36" style:family="paragraph">
      <style:paragraph-properties fo:line-height="100.00%" fo:text-align="left" fo:margin-left="39.45pt" fo:text-indent="-2.75pt">
        <style:tab-stops>
          <style:tab-stop style:position="169.35pt"/>
          <style:tab-stop style:position="3250.20pt" style:type="center"/>
        </style:tab-stops>
      </style:paragraph-properties>
    </style:style>
    <style:style style:name="P37" style:family="paragraph">
      <style:paragraph-properties fo:line-height="100.00%" fo:text-align="left"/>
    </style:style>
    <style:style style:name="P38" style:family="paragraph">
      <style:paragraph-properties fo:line-height="100.00%" fo:text-align="left" fo:margin-left="39.45pt" fo:text-indent="-2.75pt">
        <style:tab-stops>
          <style:tab-stop style:position="169.35pt"/>
          <style:tab-stop style:position="3250.20pt" style:type="center"/>
        </style:tab-stops>
      </style:paragraph-properties>
    </style:style>
    <style:style style:name="P39" style:family="paragraph">
      <style:paragraph-properties fo:line-height="100.00%" fo:text-align="left"/>
    </style:style>
    <style:style style:name="P40" style:family="paragraph">
      <style:paragraph-properties fo:line-height="100.00%" fo:text-align="left" fo:margin-left="39.45pt" fo:text-indent="-2.75pt">
        <style:tab-stops>
          <style:tab-stop style:position="169.35pt"/>
          <style:tab-stop style:position="3250.20pt" style:type="center"/>
        </style:tab-stops>
      </style:paragraph-properties>
    </style:style>
    <style:style style:name="P41" style:family="paragraph">
      <style:paragraph-properties fo:line-height="95.00%" fo:text-align="left">
        <style:tab-stops>
          <style:tab-stop style:position="325.00pt"/>
        </style:tab-stops>
      </style:paragraph-properties>
    </style:style>
    <style:style style:name="P42" style:family="paragraph">
      <style:paragraph-properties fo:line-height="100.00%" fo:text-align="left"/>
    </style:style>
    <style:style style:name="P43" style:family="paragraph">
      <style:paragraph-properties fo:line-height="100.00%" fo:text-align="left"/>
    </style:style>
    <style:style style:name="P44" style:family="paragraph">
      <style:paragraph-properties fo:line-height="100.00%" fo:text-align="left" fo:margin-left="40.00pt" fo:text-indent="-2.75pt">
        <style:tab-stops>
          <style:tab-stop style:position="168.80pt"/>
          <style:tab-stop style:position="3249.65pt" style:type="center"/>
        </style:tab-stops>
      </style:paragraph-properties>
    </style:style>
    <style:style style:name="P45" style:family="paragraph">
      <style:paragraph-properties fo:line-height="100.00%" fo:text-align="left" fo:margin-left="3.00pt" fo:text-indent="0.00pt"/>
    </style:style>
    <style:style style:name="P46" style:family="paragraph">
      <style:paragraph-properties fo:line-height="100.00%" fo:text-align="left" fo:margin-left="2.00pt" fo:text-indent="0.00pt"/>
    </style:style>
    <style:style style:name="P47" style:family="paragraph">
      <style:paragraph-properties fo:line-height="100.00%" fo:text-align="left" fo:margin-left="40.00pt" fo:text-indent="-2.75pt">
        <style:tab-stops>
          <style:tab-stop style:position="168.80pt"/>
          <style:tab-stop style:position="3249.65pt" style:type="center"/>
        </style:tab-stops>
      </style:paragraph-properties>
    </style:style>
    <style:style style:name="P48" style:family="paragraph">
      <style:paragraph-properties fo:line-height="100.00%" fo:text-align="left" fo:margin-left="40.00pt" fo:text-indent="-2.75pt">
        <style:tab-stops>
          <style:tab-stop style:position="168.80pt"/>
          <style:tab-stop style:position="3249.65pt" style:type="center"/>
        </style:tab-stops>
      </style:paragraph-properties>
    </style:style>
    <style:style style:name="P49" style:family="paragraph">
      <style:paragraph-properties fo:line-height="100.00%" fo:text-align="left" fo:margin-left="3.00pt" fo:text-indent="0.00pt"/>
    </style:style>
    <style:style style:name="P50" style:family="paragraph">
      <style:paragraph-properties fo:line-height="100.00%" fo:text-align="left" fo:margin-left="2.00pt" fo:text-indent="0.00pt"/>
    </style:style>
    <style:style style:name="P51" style:family="paragraph">
      <style:paragraph-properties fo:line-height="100.00%" fo:text-align="left" fo:margin-left="40.00pt" fo:text-indent="-2.75pt">
        <style:tab-stops>
          <style:tab-stop style:position="168.80pt"/>
          <style:tab-stop style:position="3249.65pt" style:type="center"/>
        </style:tab-stops>
      </style:paragraph-properties>
    </style:style>
    <style:style style:name="P52" style:family="paragraph">
      <style:paragraph-properties fo:line-height="100.00%" fo:text-align="left" fo:margin-left="3.00pt" fo:text-indent="0.00pt"/>
    </style:style>
    <style:style style:name="P53" style:family="paragraph">
      <style:paragraph-properties fo:line-height="100.00%" fo:text-align="left" fo:margin-left="2.00pt" fo:text-indent="0.00pt"/>
    </style:style>
    <style:style style:name="P54" style:family="paragraph">
      <style:paragraph-properties fo:line-height="100.00%" fo:text-align="left" fo:margin-left="40.00pt" fo:text-indent="-2.75pt">
        <style:tab-stops>
          <style:tab-stop style:position="168.80pt"/>
          <style:tab-stop style:position="3249.65pt" style:type="center"/>
        </style:tab-stops>
      </style:paragraph-properties>
    </style:style>
    <style:style style:name="P55" style:family="paragraph">
      <style:paragraph-properties fo:line-height="100.00%" fo:text-align="left" fo:margin-left="3.00pt" fo:text-indent="0.00pt"/>
    </style:style>
    <style:style style:name="P56" style:family="paragraph">
      <style:paragraph-properties fo:line-height="100.00%" fo:text-align="left" fo:margin-left="2.00pt" fo:text-indent="0.00pt"/>
    </style:style>
    <style:style style:name="P57" style:family="paragraph">
      <style:paragraph-properties fo:line-height="100.00%" fo:text-align="left" fo:margin-left="40.00pt" fo:text-indent="-2.75pt">
        <style:tab-stops>
          <style:tab-stop style:position="168.80pt"/>
          <style:tab-stop style:position="3249.65pt" style:type="center"/>
        </style:tab-stops>
      </style:paragraph-properties>
    </style:style>
    <style:style style:name="P58" style:family="paragraph">
      <style:paragraph-properties fo:line-height="100.00%" fo:text-align="left" fo:margin-left="3.00pt" fo:text-indent="0.00pt"/>
    </style:style>
    <style:style style:name="P59" style:family="paragraph">
      <style:paragraph-properties fo:line-height="100.00%" fo:text-align="left" fo:margin-left="2.00pt" fo:text-indent="0.00pt"/>
    </style:style>
    <style:style style:name="P60" style:family="paragraph">
      <style:paragraph-properties fo:line-height="100.00%" fo:text-align="left" fo:margin-left="40.00pt" fo:text-indent="-2.75pt">
        <style:tab-stops>
          <style:tab-stop style:position="168.80pt"/>
          <style:tab-stop style:position="3249.65pt" style:type="center"/>
        </style:tab-stops>
      </style:paragraph-properties>
    </style:style>
    <style:style style:name="P61" style:family="paragraph">
      <style:paragraph-properties fo:line-height="100.00%" fo:text-align="left" fo:margin-left="3.00pt" fo:text-indent="0.00pt"/>
    </style:style>
    <style:style style:name="P62" style:family="paragraph">
      <style:paragraph-properties fo:line-height="100.00%" fo:text-align="left" fo:margin-left="2.00pt" fo:text-indent="0.00pt"/>
    </style:style>
    <style:style style:name="P63" style:family="paragraph">
      <style:paragraph-properties fo:line-height="100.00%" fo:text-align="left" fo:margin-left="40.00pt" fo:text-indent="-2.75pt">
        <style:tab-stops>
          <style:tab-stop style:position="168.80pt"/>
          <style:tab-stop style:position="3249.65pt" style:type="center"/>
        </style:tab-stops>
      </style:paragraph-properties>
    </style:style>
    <style:style style:name="P64" style:family="paragraph">
      <style:paragraph-properties fo:line-height="100.00%" fo:text-align="left" fo:margin-left="3.00pt" fo:text-indent="0.00pt"/>
    </style:style>
    <style:style style:name="P65" style:family="paragraph">
      <style:paragraph-properties fo:line-height="100.00%" fo:text-align="left" fo:margin-left="2.00pt" fo:text-indent="0.00pt"/>
    </style:style>
    <style:style style:name="P66" style:family="paragraph">
      <style:paragraph-properties fo:line-height="100.00%" fo:text-align="left" fo:margin-left="40.00pt" fo:text-indent="-2.75pt">
        <style:tab-stops>
          <style:tab-stop style:position="168.80pt"/>
          <style:tab-stop style:position="3249.65pt" style:type="center"/>
        </style:tab-stops>
      </style:paragraph-properties>
    </style:style>
    <style:style style:name="P67" style:family="paragraph">
      <style:paragraph-properties fo:line-height="100.00%" fo:text-align="left" fo:margin-left="3.00pt" fo:text-indent="0.00pt"/>
    </style:style>
    <style:style style:name="P68" style:family="paragraph">
      <style:paragraph-properties fo:line-height="100.00%" fo:text-align="left"/>
    </style:style>
    <style:style style:name="P69" style:family="paragraph">
      <style:paragraph-properties fo:line-height="100.00%" fo:text-align="left" fo:margin-left="40.00pt" fo:text-indent="-2.75pt">
        <style:tab-stops>
          <style:tab-stop style:position="168.80pt"/>
          <style:tab-stop style:position="3249.65pt" style:type="center"/>
        </style:tab-stops>
      </style:paragraph-properties>
    </style:style>
    <style:style style:name="P70" style:family="paragraph">
      <style:paragraph-properties fo:line-height="100.00%" fo:text-align="left" fo:margin-left="3.00pt" fo:text-indent="0.00pt"/>
    </style:style>
    <style:style style:name="P71" style:family="paragraph">
      <style:paragraph-properties fo:line-height="100.00%" fo:text-align="left" fo:margin-left="2.00pt" fo:text-indent="0.00pt"/>
    </style:style>
    <style:style style:name="P72" style:family="paragraph">
      <style:paragraph-properties fo:line-height="100.00%" fo:text-align="left" fo:margin-left="40.00pt" fo:text-indent="-2.75pt">
        <style:tab-stops>
          <style:tab-stop style:position="168.80pt"/>
          <style:tab-stop style:position="3249.65pt" style:type="center"/>
        </style:tab-stops>
      </style:paragraph-properties>
    </style:style>
    <style:style style:name="P73" style:family="paragraph">
      <style:paragraph-properties fo:line-height="100.00%" fo:text-align="left"/>
    </style:style>
    <style:style style:name="P74" style:family="paragraph">
      <style:paragraph-properties fo:line-height="100.00%" fo:text-align="justify" fo:margin-left="38.55pt" fo:text-indent="-2.75pt">
        <style:tab-stops>
          <style:tab-stop style:position="172.55pt"/>
          <style:tab-stop style:position="3251.10pt" style:type="center"/>
        </style:tab-stops>
      </style:paragraph-properties>
    </style:style>
    <style:style style:name="P75" style:family="paragraph">
      <style:paragraph-properties fo:line-height="100.00%" fo:text-align="justify">
        <style:tab-stops>
          <style:tab-stop style:position="70.00pt"/>
          <style:tab-stop style:position="234.00pt" style:type="center"/>
          <style:tab-stop style:position="468.00pt" style:type="right"/>
        </style:tab-stops>
      </style:paragraph-properties>
    </style:style>
    <style:style style:name="P76" style:family="paragraph">
      <style:paragraph-properties fo:line-height="100.00%" fo:text-align="left" fo:margin-left="3.00pt" fo:text-indent="0.00pt"/>
    </style:style>
    <style:style style:name="P77" style:family="paragraph">
      <style:paragraph-properties fo:line-height="100.00%" fo:text-align="justify" fo:margin-left="38.55pt" fo:text-indent="-2.75pt">
        <style:tab-stops>
          <style:tab-stop style:position="172.55pt"/>
          <style:tab-stop style:position="3251.10pt" style:type="center"/>
        </style:tab-stops>
      </style:paragraph-properties>
    </style:style>
    <style:style style:name="P78" style:family="paragraph">
      <style:paragraph-properties fo:line-height="100.00%" fo:text-align="justify" fo:margin-left="38.55pt" fo:text-indent="-2.75pt">
        <style:tab-stops>
          <style:tab-stop style:position="172.55pt"/>
          <style:tab-stop style:position="3251.10pt" style:type="center"/>
        </style:tab-stops>
      </style:paragraph-properties>
    </style:style>
    <style:style style:name="P79" style:family="paragraph">
      <style:paragraph-properties fo:line-height="100.00%" fo:text-align="justify">
        <style:tab-stops>
          <style:tab-stop style:position="70.00pt"/>
          <style:tab-stop style:position="234.00pt" style:type="center"/>
          <style:tab-stop style:position="468.00pt" style:type="right"/>
        </style:tab-stops>
      </style:paragraph-properties>
    </style:style>
    <style:style style:name="P80" style:family="paragraph">
      <style:paragraph-properties fo:line-height="100.00%" fo:text-align="left" fo:margin-left="3.00pt" fo:text-indent="0.00pt"/>
    </style:style>
    <style:style style:name="P81" style:family="paragraph">
      <style:paragraph-properties fo:line-height="100.00%" fo:text-align="justify" fo:margin-left="38.55pt" fo:text-indent="-2.75pt">
        <style:tab-stops>
          <style:tab-stop style:position="172.55pt"/>
          <style:tab-stop style:position="3251.10pt" style:type="center"/>
        </style:tab-stops>
      </style:paragraph-properties>
    </style:style>
    <style:style style:name="P82" style:family="paragraph">
      <style:paragraph-properties fo:line-height="100.00%" fo:text-align="left">
        <style:tab-stops>
          <style:tab-stop style:position="70.00pt"/>
          <style:tab-stop style:position="234.00pt" style:type="center"/>
          <style:tab-stop style:position="468.00pt" style:type="right"/>
        </style:tab-stops>
      </style:paragraph-properties>
    </style:style>
    <style:style style:name="P83" style:family="paragraph">
      <style:paragraph-properties fo:line-height="100.00%" fo:text-align="left" fo:margin-left="3.00pt" fo:text-indent="0.00pt"/>
    </style:style>
    <style:style style:name="P84" style:family="paragraph">
      <style:paragraph-properties fo:line-height="100.00%" fo:text-align="justify" fo:margin-left="38.55pt" fo:text-indent="-2.75pt">
        <style:tab-stops>
          <style:tab-stop style:position="172.55pt"/>
          <style:tab-stop style:position="3251.10pt" style:type="center"/>
        </style:tab-stops>
      </style:paragraph-properties>
    </style:style>
    <style:style style:name="P85" style:family="paragraph">
      <style:paragraph-properties fo:line-height="100.00%" fo:text-align="left"/>
    </style:style>
    <style:style style:name="P86" style:family="paragraph">
      <style:paragraph-properties fo:line-height="95.00%" fo:text-align="left" fo:margin-right="1.00pt"/>
    </style:style>
    <style:style style:name="P87" style:family="paragraph">
      <style:paragraph-properties fo:line-height="100.00%" fo:text-align="justify" fo:margin-left="3.30pt" fo:text-indent="-2.75pt">
        <style:tab-stops>
          <style:tab-stop style:position="243.50pt"/>
          <style:tab-stop style:position="3286.35pt" style:type="center"/>
        </style:tab-stops>
      </style:paragraph-properties>
    </style:style>
    <style:style style:name="P88" style:family="paragraph">
      <style:paragraph-properties fo:line-height="100.00%" fo:text-align="justify">
        <style:tab-stops>
          <style:tab-stop style:position="70.00pt"/>
          <style:tab-stop style:position="234.00pt" style:type="center"/>
          <style:tab-stop style:position="468.00pt" style:type="right"/>
        </style:tab-stops>
      </style:paragraph-properties>
    </style:style>
    <style:style style:name="P89" style:family="paragraph">
      <style:paragraph-properties fo:line-height="100.00%" fo:text-align="justify" fo:margin-left="3.30pt" fo:text-indent="-2.75pt">
        <style:tab-stops>
          <style:tab-stop style:position="243.50pt"/>
          <style:tab-stop style:position="3286.35pt" style:type="center"/>
        </style:tab-stops>
      </style:paragraph-properties>
    </style:style>
    <style:style style:name="P90" style:family="paragraph">
      <style:paragraph-properties fo:line-height="100.00%" fo:text-align="justify" fo:margin-left="3.30pt" fo:text-indent="-2.75pt">
        <style:tab-stops>
          <style:tab-stop style:position="243.50pt"/>
          <style:tab-stop style:position="3286.35pt" style:type="center"/>
        </style:tab-stops>
      </style:paragraph-properties>
    </style:style>
    <style:style style:name="P91" style:family="paragraph">
      <style:paragraph-properties fo:line-height="100.00%" fo:text-align="justify">
        <style:tab-stops>
          <style:tab-stop style:position="70.00pt"/>
          <style:tab-stop style:position="234.00pt" style:type="center"/>
          <style:tab-stop style:position="468.00pt" style:type="right"/>
        </style:tab-stops>
      </style:paragraph-properties>
    </style:style>
    <style:style style:name="P92" style:family="paragraph">
      <style:paragraph-properties fo:line-height="100.00%" fo:text-align="left" fo:margin-left="3.00pt" fo:text-indent="0.00pt"/>
    </style:style>
    <style:style style:name="P93" style:family="paragraph">
      <style:paragraph-properties fo:line-height="100.00%" fo:text-align="justify" fo:margin-left="3.30pt" fo:text-indent="-2.75pt">
        <style:tab-stops>
          <style:tab-stop style:position="243.50pt"/>
          <style:tab-stop style:position="3286.35pt" style:type="center"/>
        </style:tab-stops>
      </style:paragraph-properties>
    </style:style>
    <style:style style:name="P94" style:family="paragraph">
      <style:paragraph-properties fo:line-height="95.00%" fo:text-align="left" fo:margin-right="1.00pt"/>
    </style:style>
    <style:style style:name="P95" style:family="paragraph">
      <style:paragraph-properties fo:line-height="95.00%" fo:text-align="justify" fo:margin-right="1.00pt"/>
    </style:style>
    <text:list-style style:name="L96">
      <text:list-level-style-bullet text:level="1" text:bullet-char="•">
        <style:list-level-properties text:space-before="0.00pt" text:min-label-width="18.00pt"/>
        <style:text-properties fo:font-family="Symbol"/>
      </text:list-level-style-bullet>
    </text:list-style>
    <style:style style:name="P96" style:family="paragraph">
      <style:paragraph-properties fo:line-height="95.00%" fo:text-align="justify" fo:margin-left="-18.00pt" fo:text-indent="18.00pt"/>
    </style:style>
    <style:style style:name="P97" style:family="paragraph">
      <style:paragraph-properties fo:line-height="95.00%" fo:text-align="justify" fo:margin-right="1.00pt"/>
    </style:style>
    <style:style style:name="P98" style:family="paragraph">
      <style:paragraph-properties fo:line-height="100.00%" fo:text-align="left"/>
    </style:style>
    <style:style style:name="P99" style:family="paragraph">
      <style:paragraph-properties fo:line-height="100.00%" fo:text-align="justify"/>
    </style:style>
    <style:style style:name="P100" style:family="paragraph">
      <style:paragraph-properties fo:line-height="100.00%" fo:text-align="left" fo:margin-left="38.70pt" fo:text-indent="-2.75pt">
        <style:tab-stops>
          <style:tab-stop style:position="171.30pt"/>
          <style:tab-stop style:position="3250.95pt" style:type="center"/>
        </style:tab-stops>
      </style:paragraph-properties>
    </style:style>
    <style:style style:name="P101" style:family="paragraph">
      <style:paragraph-properties fo:line-height="100.00%" fo:text-align="justify">
        <style:tab-stops>
          <style:tab-stop style:position="70.00pt"/>
          <style:tab-stop style:position="234.00pt" style:type="center"/>
          <style:tab-stop style:position="468.00pt" style:type="right"/>
        </style:tab-stops>
      </style:paragraph-properties>
    </style:style>
    <style:style style:name="P102" style:family="paragraph">
      <style:paragraph-properties fo:line-height="100.00%" fo:text-align="left">
        <style:tab-stops>
          <style:tab-stop style:position="70.00pt"/>
          <style:tab-stop style:position="234.00pt" style:type="center"/>
          <style:tab-stop style:position="468.00pt" style:type="right"/>
        </style:tab-stops>
      </style:paragraph-properties>
    </style:style>
    <style:style style:name="P103" style:family="paragraph">
      <style:paragraph-properties fo:line-height="100.00%" fo:text-align="left" fo:margin-left="38.70pt" fo:text-indent="-2.75pt">
        <style:tab-stops>
          <style:tab-stop style:position="171.30pt"/>
          <style:tab-stop style:position="3250.95pt" style:type="center"/>
        </style:tab-stops>
      </style:paragraph-properties>
    </style:style>
    <style:style style:name="P104" style:family="paragraph">
      <style:paragraph-properties fo:line-height="100.00%" fo:text-align="left" fo:margin-left="38.70pt" fo:text-indent="-2.75pt">
        <style:tab-stops>
          <style:tab-stop style:position="171.30pt"/>
          <style:tab-stop style:position="3250.95pt" style:type="center"/>
        </style:tab-stops>
      </style:paragraph-properties>
    </style:style>
    <style:style style:name="P105" style:family="paragraph">
      <style:paragraph-properties fo:line-height="100.00%" fo:text-align="left">
        <style:tab-stops>
          <style:tab-stop style:position="70.00pt"/>
          <style:tab-stop style:position="234.00pt" style:type="center"/>
          <style:tab-stop style:position="468.00pt" style:type="right"/>
        </style:tab-stops>
      </style:paragraph-properties>
    </style:style>
    <style:style style:name="P106" style:family="paragraph">
      <style:paragraph-properties fo:line-height="100.00%" fo:text-align="left" fo:margin-left="38.70pt" fo:text-indent="-2.75pt">
        <style:tab-stops>
          <style:tab-stop style:position="171.30pt"/>
          <style:tab-stop style:position="3250.95pt" style:type="center"/>
        </style:tab-stops>
      </style:paragraph-properties>
    </style:style>
    <style:style style:name="P107" style:family="paragraph">
      <style:paragraph-properties fo:line-height="95.00%" fo:text-align="left">
        <style:tab-stops>
          <style:tab-stop style:position="70.00pt"/>
          <style:tab-stop style:position="234.00pt" style:type="center"/>
          <style:tab-stop style:position="468.00pt" style:type="right"/>
        </style:tab-stops>
      </style:paragraph-properties>
    </style:style>
    <style:style style:name="P108" style:family="paragraph">
      <style:paragraph-properties fo:line-height="100.00%" fo:text-align="left">
        <style:tab-stops>
          <style:tab-stop style:position="70.00pt"/>
          <style:tab-stop style:position="234.00pt" style:type="center"/>
          <style:tab-stop style:position="468.00pt" style:type="right"/>
        </style:tab-stops>
      </style:paragraph-properties>
    </style:style>
    <style:style style:name="P109" style:family="paragraph">
      <style:paragraph-properties fo:line-height="100.00%" fo:text-align="left" fo:margin-left="38.70pt" fo:text-indent="-2.75pt">
        <style:tab-stops>
          <style:tab-stop style:position="171.30pt"/>
          <style:tab-stop style:position="3250.95pt" style:type="center"/>
        </style:tab-stops>
      </style:paragraph-properties>
    </style:style>
    <style:style style:name="P110" style:family="paragraph">
      <style:paragraph-properties fo:line-height="100.00%" fo:text-align="left">
        <style:tab-stops>
          <style:tab-stop style:position="70.00pt"/>
          <style:tab-stop style:position="234.00pt" style:type="center"/>
          <style:tab-stop style:position="468.00pt" style:type="right"/>
        </style:tab-stops>
      </style:paragraph-properties>
    </style:style>
    <style:style style:name="P111" style:family="paragraph">
      <style:paragraph-properties fo:line-height="100.00%" fo:text-align="left" fo:margin-left="38.70pt" fo:text-indent="-2.75pt">
        <style:tab-stops>
          <style:tab-stop style:position="171.30pt"/>
          <style:tab-stop style:position="3250.95pt" style:type="center"/>
        </style:tab-stops>
      </style:paragraph-properties>
    </style:style>
    <style:style style:name="P112" style:family="paragraph">
      <style:paragraph-properties fo:line-height="95.00%" fo:text-align="left" fo:margin-right="1.00pt"/>
    </style:style>
    <style:style style:name="P113" style:family="paragraph">
      <style:paragraph-properties fo:line-height="95.00%" fo:text-align="left"/>
    </style:style>
    <style:style style:name="P114" style:family="paragraph">
      <style:paragraph-properties fo:line-height="95.00%" fo:text-align="justify" fo:margin-left="0.00pt" fo:text-indent="23.55pt"/>
    </style:style>
    <style:style style:name="P115" style:family="paragraph">
      <style:paragraph-properties fo:line-height="95.00%" fo:text-align="justify" fo:margin-right="1.00pt"/>
    </style:style>
    <text:list-style style:name="L116">
      <text:list-level-style-bullet text:level="1" text:bullet-char="•">
        <style:list-level-properties text:space-before="0.00pt" text:min-label-width="18.00pt"/>
        <style:text-properties fo:font-family="Symbol"/>
      </text:list-level-style-bullet>
    </text:list-style>
    <style:style style:name="P116" style:family="paragraph">
      <style:paragraph-properties fo:line-height="95.00%" fo:text-align="justify" fo:margin-left="-18.00pt" fo:text-indent="18.00pt"/>
    </style:style>
    <style:style style:name="P117" style:family="paragraph">
      <style:paragraph-properties fo:line-height="100.00%" fo:text-align="left"/>
    </style:style>
    <style:style style:name="P118" style:family="paragraph">
      <style:paragraph-properties fo:line-height="100.00%" fo:text-align="left" fo:margin-left="39.00pt" fo:text-indent="-2.75pt">
        <style:tab-stops>
          <style:tab-stop style:position="170.05pt"/>
          <style:tab-stop style:position="3250.65pt" style:type="center"/>
        </style:tab-stops>
      </style:paragraph-properties>
    </style:style>
    <style:style style:name="P119" style:family="paragraph">
      <style:paragraph-properties fo:line-height="100.00%" fo:text-align="left">
        <style:tab-stops>
          <style:tab-stop style:position="70.00pt"/>
          <style:tab-stop style:position="234.00pt" style:type="center"/>
          <style:tab-stop style:position="468.00pt" style:type="right"/>
        </style:tab-stops>
      </style:paragraph-properties>
    </style:style>
    <style:style style:name="P120" style:family="paragraph">
      <style:paragraph-properties fo:line-height="100.00%" fo:text-align="left" fo:margin-left="39.00pt" fo:text-indent="-2.75pt">
        <style:tab-stops>
          <style:tab-stop style:position="170.05pt"/>
          <style:tab-stop style:position="3250.65pt" style:type="center"/>
        </style:tab-stops>
      </style:paragraph-properties>
    </style:style>
    <style:style style:name="P121" style:family="paragraph">
      <style:paragraph-properties fo:line-height="100.00%" fo:text-align="left" fo:margin-left="39.00pt" fo:text-indent="-2.75pt">
        <style:tab-stops>
          <style:tab-stop style:position="170.05pt"/>
          <style:tab-stop style:position="3250.65pt" style:type="center"/>
        </style:tab-stops>
      </style:paragraph-properties>
    </style:style>
    <style:style style:name="P122" style:family="paragraph">
      <style:paragraph-properties fo:line-height="95.00%" fo:text-align="left">
        <style:tab-stops>
          <style:tab-stop style:position="70.00pt"/>
          <style:tab-stop style:position="234.00pt" style:type="center"/>
          <style:tab-stop style:position="468.00pt" style:type="right"/>
        </style:tab-stops>
      </style:paragraph-properties>
    </style:style>
    <style:style style:name="P123" style:family="paragraph">
      <style:paragraph-properties fo:line-height="100.00%" fo:text-align="left" fo:margin-left="39.00pt" fo:text-indent="-2.75pt">
        <style:tab-stops>
          <style:tab-stop style:position="170.05pt"/>
          <style:tab-stop style:position="3250.65pt" style:type="center"/>
        </style:tab-stops>
      </style:paragraph-properties>
    </style:style>
    <style:style style:name="P124" style:family="paragraph">
      <style:paragraph-properties fo:line-height="95.00%" fo:text-align="left">
        <style:tab-stops>
          <style:tab-stop style:position="70.00pt"/>
          <style:tab-stop style:position="234.00pt" style:type="center"/>
          <style:tab-stop style:position="468.00pt" style:type="right"/>
        </style:tab-stops>
      </style:paragraph-properties>
    </style:style>
    <style:style style:name="P125" style:family="paragraph">
      <style:paragraph-properties fo:line-height="100.00%" fo:text-align="left" fo:margin-left="39.00pt" fo:text-indent="-2.75pt">
        <style:tab-stops>
          <style:tab-stop style:position="170.05pt"/>
          <style:tab-stop style:position="3250.65pt" style:type="center"/>
        </style:tab-stops>
      </style:paragraph-properties>
    </style:style>
    <style:style style:name="P126" style:family="paragraph">
      <style:paragraph-properties fo:line-height="100.00%" fo:text-align="left">
        <style:tab-stops>
          <style:tab-stop style:position="70.00pt"/>
          <style:tab-stop style:position="234.00pt" style:type="center"/>
          <style:tab-stop style:position="468.00pt" style:type="right"/>
        </style:tab-stops>
      </style:paragraph-properties>
    </style:style>
    <style:style style:name="P127" style:family="paragraph">
      <style:paragraph-properties fo:line-height="100.00%" fo:text-align="left" fo:margin-left="39.00pt" fo:text-indent="-2.75pt">
        <style:tab-stops>
          <style:tab-stop style:position="170.05pt"/>
          <style:tab-stop style:position="3250.65pt" style:type="center"/>
        </style:tab-stops>
      </style:paragraph-properties>
    </style:style>
    <style:style style:name="P128" style:family="paragraph">
      <style:paragraph-properties fo:line-height="105.00%" fo:text-align="left"/>
    </style:style>
    <style:style style:name="P129" style:family="paragraph">
      <style:paragraph-properties fo:line-height="100.00%" fo:text-align="left" fo:margin-left="39.00pt" fo:text-indent="-2.75pt">
        <style:tab-stops>
          <style:tab-stop style:position="170.05pt"/>
          <style:tab-stop style:position="3250.65pt" style:type="center"/>
        </style:tab-stops>
      </style:paragraph-properties>
    </style:style>
    <style:style style:name="P130" style:family="paragraph">
      <style:paragraph-properties fo:line-height="100.00%" fo:text-align="left"/>
    </style:style>
    <style:style style:name="P131" style:family="paragraph">
      <style:paragraph-properties fo:line-height="95.00%" fo:text-align="left" fo:margin-right="1.00pt"/>
    </style:style>
    <style:style style:name="P132" style:family="paragraph">
      <style:paragraph-properties fo:line-height="95.00%" fo:text-align="justify" fo:margin-right="1.00pt"/>
    </style:style>
    <style:style style:name="P133" style:family="paragraph">
      <style:paragraph-properties fo:line-height="95.00%" fo:text-align="left"/>
    </style:style>
    <style:style style:name="P134" style:family="paragraph">
      <style:paragraph-properties fo:line-height="95.00%" fo:text-align="justify" fo:margin-left="0.00pt" fo:text-indent="23.55pt"/>
    </style:style>
    <style:style style:name="P135" style:family="paragraph">
      <style:paragraph-properties fo:line-height="95.00%" fo:text-align="justify" fo:margin-right="1.00pt"/>
    </style:style>
    <text:list-style style:name="L136">
      <text:list-level-style-bullet text:level="1" text:bullet-char="•">
        <style:list-level-properties text:space-before="0.00pt" text:min-label-width="18.00pt"/>
        <style:text-properties fo:font-family="Symbol"/>
      </text:list-level-style-bullet>
    </text:list-style>
    <style:style style:name="P136" style:family="paragraph">
      <style:paragraph-properties fo:line-height="100.00%" fo:text-align="left" fo:margin-left="-18.00pt" fo:text-indent="18.00pt"/>
    </style:style>
    <style:style style:name="P137" style:family="paragraph">
      <style:paragraph-properties fo:line-height="100.00%" fo:text-align="left"/>
    </style:style>
    <style:style style:name="P138" style:family="paragraph">
      <style:paragraph-properties fo:line-height="100.00%" fo:text-align="left" fo:margin-left="37.85pt" fo:text-indent="-2.75pt">
        <style:tab-stops>
          <style:tab-stop style:position="172.40pt"/>
          <style:tab-stop style:position="3251.80pt" style:type="center"/>
        </style:tab-stops>
      </style:paragraph-properties>
    </style:style>
    <style:style style:name="P139" style:family="paragraph">
      <style:paragraph-properties fo:line-height="100.00%" fo:text-align="left">
        <style:tab-stops>
          <style:tab-stop style:position="70.00pt"/>
          <style:tab-stop style:position="234.00pt" style:type="center"/>
          <style:tab-stop style:position="468.00pt" style:type="right"/>
        </style:tab-stops>
      </style:paragraph-properties>
    </style:style>
    <style:style style:name="P140" style:family="paragraph">
      <style:paragraph-properties fo:line-height="100.00%" fo:text-align="left" fo:margin-left="37.85pt" fo:text-indent="-2.75pt">
        <style:tab-stops>
          <style:tab-stop style:position="172.40pt"/>
          <style:tab-stop style:position="3251.80pt" style:type="center"/>
        </style:tab-stops>
      </style:paragraph-properties>
    </style:style>
    <style:style style:name="P141" style:family="paragraph">
      <style:paragraph-properties fo:line-height="100.00%" fo:text-align="left" fo:margin-left="37.85pt" fo:text-indent="-2.75pt">
        <style:tab-stops>
          <style:tab-stop style:position="172.40pt"/>
          <style:tab-stop style:position="3251.80pt" style:type="center"/>
        </style:tab-stops>
      </style:paragraph-properties>
    </style:style>
    <style:style style:name="P142" style:family="paragraph">
      <style:paragraph-properties fo:line-height="95.00%" fo:text-align="left">
        <style:tab-stops>
          <style:tab-stop style:position="70.00pt"/>
          <style:tab-stop style:position="234.00pt" style:type="center"/>
          <style:tab-stop style:position="468.00pt" style:type="right"/>
        </style:tab-stops>
      </style:paragraph-properties>
    </style:style>
    <style:style style:name="P143" style:family="paragraph">
      <style:paragraph-properties fo:line-height="100.00%" fo:text-align="left" fo:margin-left="37.85pt" fo:text-indent="-2.75pt">
        <style:tab-stops>
          <style:tab-stop style:position="172.40pt"/>
          <style:tab-stop style:position="3251.80pt" style:type="center"/>
        </style:tab-stops>
      </style:paragraph-properties>
    </style:style>
    <style:style style:name="P144" style:family="paragraph">
      <style:paragraph-properties fo:line-height="95.00%" fo:text-align="left">
        <style:tab-stops>
          <style:tab-stop style:position="70.00pt"/>
          <style:tab-stop style:position="234.00pt" style:type="center"/>
          <style:tab-stop style:position="468.00pt" style:type="right"/>
        </style:tab-stops>
      </style:paragraph-properties>
    </style:style>
    <style:style style:name="P145" style:family="paragraph">
      <style:paragraph-properties fo:line-height="100.00%" fo:text-align="left" fo:margin-left="37.85pt" fo:text-indent="-2.75pt">
        <style:tab-stops>
          <style:tab-stop style:position="172.40pt"/>
          <style:tab-stop style:position="3251.80pt" style:type="center"/>
        </style:tab-stops>
      </style:paragraph-properties>
    </style:style>
    <style:style style:name="P146" style:family="paragraph">
      <style:paragraph-properties fo:line-height="100.00%" fo:text-align="left">
        <style:tab-stops>
          <style:tab-stop style:position="70.00pt"/>
          <style:tab-stop style:position="234.00pt" style:type="center"/>
          <style:tab-stop style:position="468.00pt" style:type="right"/>
        </style:tab-stops>
      </style:paragraph-properties>
    </style:style>
    <style:style style:name="P147" style:family="paragraph">
      <style:paragraph-properties fo:line-height="100.00%" fo:text-align="left" fo:margin-left="37.85pt" fo:text-indent="-2.75pt">
        <style:tab-stops>
          <style:tab-stop style:position="172.40pt"/>
          <style:tab-stop style:position="3251.80pt" style:type="center"/>
        </style:tab-stops>
      </style:paragraph-properties>
    </style:style>
    <style:style style:name="P148" style:family="paragraph">
      <style:paragraph-properties fo:line-height="100.00%" fo:text-align="left"/>
    </style:style>
    <style:style style:name="P149" style:family="paragraph">
      <style:paragraph-properties fo:line-height="100.00%" fo:text-align="left" fo:margin-left="37.85pt" fo:text-indent="-2.75pt">
        <style:tab-stops>
          <style:tab-stop style:position="172.40pt"/>
          <style:tab-stop style:position="3251.80pt" style:type="center"/>
        </style:tab-stops>
      </style:paragraph-properties>
    </style:style>
    <style:style style:name="P150" style:family="paragraph">
      <style:paragraph-properties fo:line-height="95.00%" fo:text-align="left" fo:margin-right="1.00pt"/>
    </style:style>
    <style:style style:name="P151" style:family="paragraph">
      <style:paragraph-properties fo:line-height="100.00%" fo:text-align="left"/>
    </style:style>
    <style:style style:name="P152" style:family="paragraph">
      <style:paragraph-properties fo:line-height="95.00%" fo:text-align="left" fo:margin-right="1.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00.00%" fo:text-align="left" fo:margin-left="-18.00pt" fo:text-indent="18.00pt"/>
    </style:style>
    <style:style style:name="P154" style:family="paragraph">
      <style:paragraph-properties fo:line-height="95.00%" fo:text-align="left" fo:margin-right="1.00pt"/>
    </style:style>
    <style:style style:name="P155" style:family="paragraph">
      <style:paragraph-properties fo:line-height="100.00%" fo:text-align="left"/>
    </style:style>
    <style:style style:name="P156" style:family="paragraph">
      <style:paragraph-properties fo:line-height="100.00%" fo:text-align="left" fo:margin-left="3.30pt" fo:text-indent="-2.75pt">
        <style:tab-stops>
          <style:tab-stop style:position="119.80pt"/>
          <style:tab-stop style:position="3286.35pt" style:type="center"/>
          <style:tab-stop style:position="54116.75pt" style:char="." style:type="char"/>
          <style:tab-stop style:position="1622.30pt"/>
        </style:tab-stops>
      </style:paragraph-properties>
    </style:style>
    <style:style style:name="P157" style:family="paragraph">
      <style:paragraph-properties fo:line-height="100.00%" fo:text-align="left"/>
    </style:style>
    <style:style style:name="P158" style:family="paragraph">
      <style:paragraph-properties fo:line-height="100.00%" fo:text-align="left" fo:margin-left="3.30pt" fo:text-indent="-2.75pt">
        <style:tab-stops>
          <style:tab-stop style:position="119.80pt"/>
          <style:tab-stop style:position="3286.35pt" style:type="center"/>
          <style:tab-stop style:position="54116.75pt" style:char="." style:type="char"/>
          <style:tab-stop style:position="1622.30pt"/>
        </style:tab-stops>
      </style:paragraph-properties>
    </style:style>
    <style:style style:name="P159" style:family="paragraph">
      <style:paragraph-properties fo:line-height="100.00%" fo:text-align="left" fo:margin-left="3.30pt" fo:text-indent="-2.75pt">
        <style:tab-stops>
          <style:tab-stop style:position="119.80pt"/>
          <style:tab-stop style:position="3286.35pt" style:type="center"/>
          <style:tab-stop style:position="421118.35pt" style:type="right"/>
          <style:tab-stop style:position="-3.30pt"/>
        </style:tab-stops>
      </style:paragraph-properties>
    </style:style>
    <style:style style:name="P160" style:family="paragraph">
      <style:paragraph-properties fo:line-height="100.00%" fo:text-align="left"/>
    </style:style>
    <style:style style:name="P161" style:family="paragraph">
      <style:paragraph-properties fo:line-height="100.00%" fo:text-align="left" fo:margin-left="3.30pt" fo:text-indent="-2.75pt">
        <style:tab-stops>
          <style:tab-stop style:position="119.80pt"/>
          <style:tab-stop style:position="3286.35pt" style:type="center"/>
          <style:tab-stop style:position="421118.35pt" style:type="right"/>
          <style:tab-stop style:position="-3.30pt"/>
        </style:tab-stops>
      </style:paragraph-properties>
    </style:style>
    <style:style style:name="P162" style:family="paragraph">
      <style:paragraph-properties fo:line-height="100.00%" fo:text-align="left"/>
    </style:style>
    <style:style style:name="P163" style:family="paragraph">
      <style:paragraph-properties fo:line-height="100.00%" fo:text-align="justify" fo:margin-left="3.30pt" fo:text-indent="-2.75pt">
        <style:tab-stops>
          <style:tab-stop style:position="495.80pt"/>
        </style:tab-stops>
      </style:paragraph-properties>
    </style:style>
    <style:style style:name="P164" style:family="paragraph">
      <style:paragraph-properties fo:line-height="100.00%" fo:text-align="left">
        <style:tab-stops>
          <style:tab-stop style:position="70.00pt"/>
          <style:tab-stop style:position="234.00pt" style:type="center"/>
          <style:tab-stop style:position="468.00pt" style:type="right"/>
        </style:tab-stops>
      </style:paragraph-properties>
    </style:style>
    <style:style style:name="TableColumn0100" style:family="table-column">
      <style:table-column-properties style:column-width="6.931944in"/>
    </style:style>
    <style:style style:name="Table01" style:family="table">
      <style:table-properties style:width="6.931944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200" style:family="table-column">
      <style:table-column-properties style:column-width="2.952778in"/>
    </style:style>
    <style:style style:name="TableColumn0201" style:family="table-column">
      <style:table-column-properties style:column-width="3.119444in"/>
    </style:style>
    <style:style style:name="Table02" style:family="table">
      <style:table-properties style:width="6.072222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transparent"/>
    </style:style>
    <style:style style:name="TableCell020001" style:family="table-cell">
      <style:table-cell-properties fo:border-top="0.000694in solid #000000" fo:border-left="0.000694in solid #000000" fo:border-right="0.000694in solid #000000" fo:border-bottom="0.000694in solid #000000" fo:padding-left="0.038194in" fo:padding-right="0.038194in" fo:vertical-align="top" fo:background-color="transparent"/>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8194in" fo:padding-right="0.038194in" fo:vertical-align="top" fo:background-color="transparent"/>
    </style:style>
    <style:style style:name="TableCell020101" style:family="table-cell">
      <style:table-cell-properties fo:border-top="0.000694in solid #000000" fo:border-left="0.000694in solid #000000" fo:border-right="0.000694in solid #000000" fo:border-bottom="0.000694in solid #000000" fo:padding-left="0.038194in" fo:padding-right="0.038194in" fo:vertical-align="top" fo:background-color="transparent"/>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38194in" fo:padding-right="0.038194in" fo:vertical-align="top" fo:background-color="transparent"/>
    </style:style>
    <style:style style:name="TableCell020201" style:family="table-cell">
      <style:table-cell-properties fo:border-top="0.000694in solid #000000" fo:border-left="0.000694in solid #000000" fo:border-right="0.000694in solid #000000" fo:border-bottom="0.000694in solid #000000" fo:padding-left="0.038194in" fo:padding-right="0.038194in" fo:vertical-align="top" fo:background-color="transparent"/>
    </style:style>
    <style:style style:name="TableRow0203" style:family="table-row">
      <style:table-row-properties/>
    </style:style>
    <style:style style:name="TableCell020300" style:family="table-cell">
      <style:table-cell-properties fo:border-top="0.000694in solid #000000" fo:border-left="0.000694in solid #000000" fo:border-right="0.000694in solid #000000" fo:border-bottom="0.000694in solid #000000" fo:padding-left="0.038194in" fo:padding-right="0.038194in" fo:vertical-align="top" fo:background-color="transparent"/>
    </style:style>
    <style:style style:name="TableCell020301" style:family="table-cell">
      <style:table-cell-properties fo:border-top="0.000694in solid #000000" fo:border-left="0.000694in solid #000000" fo:border-right="0.000694in solid #000000" fo:border-bottom="0.000694in solid #000000" fo:padding-left="0.038194in" fo:padding-right="0.038194in" fo:vertical-align="top" fo:background-color="transparent"/>
    </style:style>
    <style:style style:name="TableColumn0300" style:family="table-column">
      <style:table-column-properties style:column-width="2.417361in"/>
    </style:style>
    <style:style style:name="TableColumn0301" style:family="table-column">
      <style:table-column-properties style:column-width="3.708333in"/>
    </style:style>
    <style:style style:name="Table03" style:family="table">
      <style:table-properties style:width="6.125694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2" style:family="table-row">
      <style:table-row-properties/>
    </style:style>
    <style:style style:name="TableCell03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303" style:family="table-row">
      <style:table-row-properties/>
    </style:style>
    <style:style style:name="TableCell03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400" style:family="table-column">
      <style:table-column-properties style:column-width="2.900000in"/>
    </style:style>
    <style:style style:name="TableColumn0401" style:family="table-column">
      <style:table-column-properties style:column-width="3.249306in"/>
    </style:style>
    <style:style style:name="Table04" style:family="table">
      <style:table-properties style:width="6.149306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1" style:family="table-row">
      <style:table-row-properties/>
    </style:style>
    <style:style style:name="TableCell04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2" style:family="table-row">
      <style:table-row-properties/>
    </style:style>
    <style:style style:name="TableCell04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403" style:family="table-row">
      <style:table-row-properties/>
    </style:style>
    <style:style style:name="TableCell04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500" style:family="table-column">
      <style:table-column-properties style:column-width="2.900000in"/>
    </style:style>
    <style:style style:name="TableColumn0501" style:family="table-column">
      <style:table-column-properties style:column-width="3.250000in"/>
    </style:style>
    <style:style style:name="Table05" style:family="table">
      <style:table-properties style:width="6.150000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1" style:family="table-row">
      <style:table-row-properties/>
    </style:style>
    <style:style style:name="TableCell05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2" style:family="table-row">
      <style:table-row-properties/>
    </style:style>
    <style:style style:name="TableCell05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3" style:family="table-row">
      <style:table-row-properties/>
    </style:style>
    <style:style style:name="TableCell05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4" style:family="table-row">
      <style:table-row-properties/>
    </style:style>
    <style:style style:name="TableCell05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5" style:family="table-row">
      <style:table-row-properties/>
    </style:style>
    <style:style style:name="TableCell05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6" style:family="table-row">
      <style:table-row-properties/>
    </style:style>
    <style:style style:name="TableCell05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7" style:family="table-row">
      <style:table-row-properties/>
    </style:style>
    <style:style style:name="TableCell050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8" style:family="table-row">
      <style:table-row-properties/>
    </style:style>
    <style:style style:name="TableCell050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600" style:family="table-column">
      <style:table-column-properties style:column-width="2.931944in"/>
    </style:style>
    <style:style style:name="TableColumn0601" style:family="table-column">
      <style:table-column-properties style:column-width="3.226389in"/>
    </style:style>
    <style:style style:name="Table06" style:family="table">
      <style:table-properties style:width="6.158333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6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601" style:family="table-row">
      <style:table-row-properties/>
    </style:style>
    <style:style style:name="TableCell06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6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602" style:family="table-row">
      <style:table-row-properties/>
    </style:style>
    <style:style style:name="TableCell06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6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700" style:family="table-column">
      <style:table-column-properties style:column-width="3.427778in"/>
    </style:style>
    <style:style style:name="TableColumn0701" style:family="table-column">
      <style:table-column-properties style:column-width="3.427778in"/>
    </style:style>
    <style:style style:name="Table07" style:family="table">
      <style:table-properties style:width="6.855556in" fo:margin-left="0.000000in" style:writing-mode="lr" table:align="left" style:may-break-between-rows="true"/>
    </style:style>
    <style:style style:name="TableRow0700" style:family="table-row">
      <style:table-row-properties style:min-row-height="0.161111in"/>
    </style:style>
    <style:style style:name="TableCell07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701" style:family="table-row">
      <style:table-row-properties/>
    </style:style>
    <style:style style:name="TableCell07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800" style:family="table-column">
      <style:table-column-properties style:column-width="2.916667in"/>
    </style:style>
    <style:style style:name="TableColumn0801" style:family="table-column">
      <style:table-column-properties style:column-width="3.229861in"/>
    </style:style>
    <style:style style:name="Table08" style:family="table">
      <style:table-properties style:width="6.146528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801" style:family="table-row">
      <style:table-row-properties/>
    </style:style>
    <style:style style:name="TableCell08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802" style:family="table-row">
      <style:table-row-properties/>
    </style:style>
    <style:style style:name="TableCell08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803" style:family="table-row">
      <style:table-row-properties/>
    </style:style>
    <style:style style:name="TableCell08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900" style:family="table-column">
      <style:table-column-properties style:column-width="2.903472in"/>
    </style:style>
    <style:style style:name="TableColumn0901" style:family="table-column">
      <style:table-column-properties style:column-width="3.266667in"/>
    </style:style>
    <style:style style:name="Table09" style:family="table">
      <style:table-properties style:width="6.170139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9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901" style:family="table-row">
      <style:table-row-properties/>
    </style:style>
    <style:style style:name="TableCell09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9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902" style:family="table-row">
      <style:table-row-properties/>
    </style:style>
    <style:style style:name="TableCell09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9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903" style:family="table-row">
      <style:table-row-properties/>
    </style:style>
    <style:style style:name="TableCell09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9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904" style:family="table-row">
      <style:table-row-properties/>
    </style:style>
    <style:style style:name="TableCell09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9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1000" style:family="table-column">
      <style:table-column-properties style:column-width="2.920139in"/>
    </style:style>
    <style:style style:name="TableColumn1001" style:family="table-column">
      <style:table-column-properties style:column-width="3.250000in"/>
    </style:style>
    <style:style style:name="Table10" style:family="table">
      <style:table-properties style:width="6.170139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1001" style:family="table-row">
      <style:table-row-properties/>
    </style:style>
    <style:style style:name="TableCell10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1002" style:family="table-row">
      <style:table-row-properties/>
    </style:style>
    <style:style style:name="TableCell10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1003" style:family="table-row">
      <style:table-row-properties/>
    </style:style>
    <style:style style:name="TableCell10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1004" style:family="table-row">
      <style:table-row-properties/>
    </style:style>
    <style:style style:name="TableCell10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0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1100" style:family="table-column">
      <style:table-column-properties style:column-width="1.709722in"/>
    </style:style>
    <style:style style:name="TableColumn1101" style:family="table-column">
      <style:table-column-properties style:column-width="1.709722in"/>
    </style:style>
    <style:style style:name="TableColumn1102" style:family="table-column">
      <style:table-column-properties style:column-width="1.709722in"/>
    </style:style>
    <style:style style:name="TableColumn1103" style:family="table-column">
      <style:table-column-properties style:column-width="1.727778in"/>
    </style:style>
    <style:style style:name="Table11" style:family="table">
      <style:table-properties style:width="6.856944in" fo:margin-left="0.000000in" style:writing-mode="lr" table:align="left" style:may-break-between-rows="true"/>
    </style:style>
    <style:style style:name="TableRow1100" style:family="table-row">
      <style:table-row-properties/>
    </style:style>
    <style:style style:name="TableCell110000" style:family="table-cell">
      <style:table-cell-properties fo:border-top="0.000694in solid #000000" fo:border-left="0.000694in solid #000000" fo:border-right="0.000694in solid #000000" fo:border-bottom="0.000694in solid #000000" fo:padding-left="0.038194in" fo:padding-right="0.038194in" fo:vertical-align="top" fo:background-color="#dddddd"/>
    </style:style>
    <style:style style:name="TableCell110001" style:family="table-cell">
      <style:table-cell-properties fo:border-top="0.000694in solid #000000" fo:border-left="0.000694in solid #000000" fo:border-right="0.000694in solid #000000" fo:border-bottom="0.000694in solid #000000" fo:padding-left="0.038194in" fo:padding-right="0.038194in" fo:vertical-align="top" fo:background-color="#dddddd"/>
    </style:style>
    <style:style style:name="TableCell110002" style:family="table-cell">
      <style:table-cell-properties fo:border-top="0.000694in solid #000000" fo:border-left="0.000694in solid #000000" fo:border-right="0.000694in solid #000000" fo:border-bottom="0.000694in solid #000000" fo:padding-left="0.038194in" fo:padding-right="0.038194in" fo:vertical-align="top" fo:background-color="#dddddd"/>
    </style:style>
    <style:style style:name="TableCell110003" style:family="table-cell">
      <style:table-cell-properties fo:border-top="0.000694in solid #000000" fo:border-left="0.000694in solid #000000" fo:border-right="0.000694in solid #000000" fo:border-bottom="0.000694in solid #000000" fo:padding-left="0.038194in" fo:padding-right="0.038194in" fo:vertical-align="top" fo:background-color="#dddddd"/>
    </style:style>
    <style:style style:name="TableRow1101" style:family="table-row">
      <style:table-row-properties/>
    </style:style>
    <style:style style:name="TableCell1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1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11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able:table table:style-name="Table01">
        <table:table-column table:style-name="TableColumn0100"/>
        <table:table-row table:style-name="TableRow0100">
          <table:table-cell table:style-name="TableCell010000">
            <text:p text:style-name="P2"><text:span text:style-name="T1"/></text:p>
          </table:table-cell>
        </table:table-row>
        <table:table-row table:style-name="TableRow0101">
          <table:table-cell table:style-name="TableCell010100">
            <text:p text:style-name="P4"><text:span text:style-name="T2">Professional Summary</text:span></text:p>
            <text:p text:style-name="P5"><text:span text:style-name="T3"/></text:p>
            <text:p text:style-name="P6"><text:span text:style-name="T4">a) Offshore Professional Summary </text:span></text:p>
            <text:p text:style-name="P6"><text:span text:style-name="T5">4 + years of experience in software Application development includes Analysis, Design and Development of Web-based applications using java and JEE technologies. Extensive experience in design and development of mulch-tier applications using</text:span><text:span text:style-name="T6">Spring,core java,Ajax, Angular js. </text:span></text:p>
            <text:p text:style-name="P6"><text:span text:style-name="T7">Experience in Hibernate for mapping Java classes with database and using Hibernate.</text:span></text:p>
            <text:p text:style-name="P6"><text:span text:style-name="T8"/></text:p>
            <text:p text:style-name="P7"><text:span text:style-name="T9">Employment Summary</text:span></text:p>
            <text:p text:style-name="P8"><text:span text:style-name="T10"><text:s text:c="6"/></text:span></text:p>
            <text:p text:style-name="P8"><text:span text:style-name="T10">Virtusa Experience:</text:span></text:p>
            <text:p text:style-name="P8"><text:span text:style-name="T11"/></text:p>
            <table:table table:style-name="Table02">
              <table:table-column table:style-name="TableColumn0200"/>
              <table:table-column table:style-name="TableColumn0201"/>
              <table:table-row table:style-name="TableRow0200">
                <table:table-cell table:style-name="TableCell020000">
                  <text:p text:style-name="P10"><text:span text:style-name="T12">Organization</text:span><text:span text:style-name="T13"/></text:p>
                </table:table-cell>
                <table:table-cell table:style-name="TableCell020001">
                  <text:p text:style-name="P10"><text:span text:style-name="T14">Virtusa</text:span><text:span text:style-name="T15"/></text:p>
                </table:table-cell>
              </table:table-row>
              <table:table-row table:style-name="TableRow0201">
                <table:table-cell table:style-name="TableCell020100">
                  <text:p text:style-name="P13"><text:span text:style-name="T16">Band-Sub band/Designation</text:span><text:span text:style-name="T17"/></text:p>
                </table:table-cell>
                <table:table-cell table:style-name="TableCell020101">
                  <text:p text:style-name="P13"><text:span text:style-name="T18">Associate consultant technology[ senior-software Engineer]</text:span><text:span text:style-name="T19"/></text:p>
                </table:table-cell>
              </table:table-row>
              <table:table-row table:style-name="TableRow0202">
                <table:table-cell table:style-name="TableCell020200">
                  <text:p text:style-name="P15"><text:span text:style-name="T20">Duration</text:span><text:span text:style-name="T21"/></text:p>
                </table:table-cell>
                <table:table-cell table:style-name="TableCell020201">
                  <text:p text:style-name="P15"><text:span text:style-name="T22">August 2017 to till date</text:span><text:span text:style-name="T23"/></text:p>
                </table:table-cell>
              </table:table-row>
              <table:table-row table:style-name="TableRow0203">
                <table:table-cell table:style-name="TableCell020300">
                  <text:p text:style-name="P17"><text:span text:style-name="T24">Role</text:span><text:span text:style-name="T25"/></text:p>
                </table:table-cell>
                <table:table-cell table:style-name="TableCell020301">
                  <text:p text:style-name="P17"><text:span text:style-name="T26">Developer</text:span><text:span text:style-name="T27"/></text:p>
                </table:table-cell>
              </table:table-row>
            </table:table>
            <text:p text:style-name="P19"><text:span text:style-name="T27"/></text:p>
            <text:p text:style-name="P19"><text:span text:style-name="T27"/></text:p>
            <text:p text:style-name="P19"><text:span text:style-name="T28">Oracle Certificate:</text:span></text:p>
            <text:p text:style-name="P19"><text:span text:style-name="T28"/></text:p>
            <text:p text:style-name="P19"><text:span text:style-name="T29">Oracle certified java programmer 1.8</text:span><text:span text:style-name="T30"/></text:p>
            <text:p text:style-name="P19"><text:span text:style-name="T31"/></text:p>
            <text:p text:style-name="P19"><text:span text:style-name="T32">Tech Mahindra experience</text:span></text:p>
            <text:p text:style-name="P19"><text:span text:style-name="T33"/></text:p>
            <table:table table:style-name="Table03">
              <table:table-column table:style-name="TableColumn0300"/>
              <table:table-column table:style-name="TableColumn0301"/>
              <table:table-row table:style-name="TableRow0300">
                <table:table-cell table:style-name="TableCell030000">
                  <text:p text:style-name="P21"><text:span text:style-name="T34">Industry</text:span><text:span text:style-name="T35"/></text:p>
                </table:table-cell>
                <table:table-cell table:style-name="TableCell030001">
                  <text:p text:style-name="P21"><text:span text:style-name="T36">IT</text:span><text:span text:style-name="T37"/></text:p>
                </table:table-cell>
              </table:table-row>
              <table:table-row table:style-name="TableRow0301">
                <table:table-cell table:style-name="TableCell030100">
                  <text:p text:style-name="P24"><text:span text:style-name="T38">Organization</text:span><text:span text:style-name="T39"/></text:p>
                </table:table-cell>
                <table:table-cell table:style-name="TableCell030101">
                  <text:p text:style-name="P24"><text:span text:style-name="T40">TechMahindra</text:span><text:span text:style-name="T41"/></text:p>
                </table:table-cell>
              </table:table-row>
              <table:table-row table:style-name="TableRow0302">
                <table:table-cell table:style-name="TableCell030200">
                  <text:p text:style-name="P26"><text:span text:style-name="T42">Band-Sub band/Designation</text:span><text:span text:style-name="T43"/></text:p>
                </table:table-cell>
                <table:table-cell table:style-name="TableCell030201">
                  <text:p text:style-name="P26"><text:span text:style-name="T44">U2-Software Engineer<text:s/></text:span><text:span text:style-name="T45"/></text:p>
                </table:table-cell>
              </table:table-row>
              <table:table-row table:style-name="TableRow0303">
                <table:table-cell table:style-name="TableCell030300">
                  <text:p text:style-name="P28"><text:span text:style-name="T46">Duration</text:span><text:span text:style-name="T47"/></text:p>
                </table:table-cell>
                <table:table-cell table:style-name="TableCell030301">
                  <text:p text:style-name="P28"><text:span text:style-name="T48">November 2016 to June -2017.</text:span><text:span text:style-name="T49"/></text:p>
                </table:table-cell>
              </table:table-row>
            </table:table>
            <text:p text:style-name="P30"><text:span text:style-name="T49"/></text:p>
            <text:p text:style-name="P30"><text:span text:style-name="T50">Pre Tech Mahindra experience.</text:span></text:p>
            <table:table table:style-name="Table04">
              <table:table-column table:style-name="TableColumn0400"/>
              <table:table-column table:style-name="TableColumn0401"/>
              <table:table-row table:style-name="TableRow0400">
                <table:table-cell table:style-name="TableCell040000">
                  <text:p text:style-name="P32"><text:span text:style-name="T52">Industry</text:span><text:span text:style-name="T53"/></text:p>
                </table:table-cell>
                <table:table-cell table:style-name="TableCell040001">
                  <text:p text:style-name="P32"><text:span text:style-name="T54">IT</text:span><text:span text:style-name="T55"/></text:p>
                </table:table-cell>
              </table:table-row>
              <table:table-row table:style-name="TableRow0401">
                <table:table-cell table:style-name="TableCell040100">
                  <text:p text:style-name="P35"><text:span text:style-name="T56">Organization</text:span><text:span text:style-name="T57"/></text:p>
                </table:table-cell>
                <table:table-cell table:style-name="TableCell040101">
                  <text:p text:style-name="P35"><text:span text:style-name="T58">ERP Analysts India Pvt Ltd,Hyderabad<text:s/></text:span><text:span text:style-name="T59"/></text:p>
                </table:table-cell>
              </table:table-row>
              <table:table-row table:style-name="TableRow0402">
                <table:table-cell table:style-name="TableCell040200">
                  <text:p text:style-name="P37"><text:span text:style-name="T60">Designation</text:span><text:span text:style-name="T61"/></text:p>
                </table:table-cell>
                <table:table-cell table:style-name="TableCell040201">
                  <text:p text:style-name="P37"><text:span text:style-name="T62">Software Engineer</text:span><text:span text:style-name="T63"/></text:p>
                </table:table-cell>
              </table:table-row>
              <table:table-row table:style-name="TableRow0403">
                <table:table-cell table:style-name="TableCell040300">
                  <text:p text:style-name="P39"><text:span text:style-name="T64">Period/Duration</text:span><text:span text:style-name="T65"/></text:p>
                </table:table-cell>
                <table:table-cell table:style-name="TableCell040301">
                  <text:p text:style-name="P39"><text:span text:style-name="T66">Aug-2013 to August-2016</text:span><text:span text:style-name="T67"/></text:p>
                </table:table-cell>
              </table:table-row>
            </table:table>
            <text:p text:style-name="P41"><text:span text:style-name="T67"/></text:p>
            <text:p text:style-name="P42"><text:span text:style-name="T67"/></text:p>
            <text:p text:style-name="P43"><text:span text:style-name="T68"><text:s/>Technical Skills</text:span></text:p>
            <text:p text:style-name="P43"><text:span text:style-name="T69"><text:s text:c="16"/></text:span></text:p>
            <table:table table:style-name="Table05">
              <table:table-column table:style-name="TableColumn0500"/>
              <table:table-column table:style-name="TableColumn0501"/>
              <table:table-row table:style-name="TableRow0500">
                <table:table-cell table:style-name="TableCell050000">
                  <text:p text:style-name="P45"><text:span text:style-name="T71">Technologies/ Frameworks</text:span><text:span text:style-name="T72"/></text:p>
                </table:table-cell>
                <table:table-cell table:style-name="TableCell050001">
                  <text:p text:style-name="P46"><text:span text:style-name="T73">JSE, JEE, Spring2,0<text:s/></text:span><text:span text:style-name="T74"/></text:p>
                </table:table-cell>
              </table:table-row>
              <table:table-row table:style-name="TableRow0501">
                <table:table-cell table:style-name="TableCell050100">
                  <text:p text:style-name="P49"><text:span text:style-name="T75">Application/Web Servers</text:span><text:span text:style-name="T76"/></text:p>
                </table:table-cell>
                <table:table-cell table:style-name="TableCell050101">
                  <text:p text:style-name="P50"><text:span text:style-name="T77">Boss 4.0 V,Tomcat 7.00</text:span><text:span text:style-name="T78"/></text:p>
                </table:table-cell>
              </table:table-row>
              <table:table-row table:style-name="TableRow0502">
                <table:table-cell table:style-name="TableCell050200">
                  <text:p text:style-name="P52"><text:span text:style-name="T79">Database and Tools</text:span><text:span text:style-name="T80"/></text:p>
                </table:table-cell>
                <table:table-cell table:style-name="TableCell050201">
                  <text:p text:style-name="P53"><text:span text:style-name="T81">Oracle 10g, SQL Plus</text:span><text:span text:style-name="T82"/></text:p>
                </table:table-cell>
              </table:table-row>
              <table:table-row table:style-name="TableRow0503">
                <table:table-cell table:style-name="TableCell050300">
                  <text:p text:style-name="P55"><text:span text:style-name="T83">Java Development Tools</text:span><text:span text:style-name="T84"/></text:p>
                </table:table-cell>
                <table:table-cell table:style-name="TableCell050301">
                  <text:p text:style-name="P56"><text:span text:style-name="T85">Eclipse,<text:s/></text:span><text:span text:style-name="T86"/></text:p>
                </table:table-cell>
              </table:table-row>
              <table:table-row table:style-name="TableRow0504">
                <table:table-cell table:style-name="TableCell050400">
                  <text:p text:style-name="P58"><text:span text:style-name="T87">Other Tools</text:span><text:span text:style-name="T88"/></text:p>
                </table:table-cell>
                <table:table-cell table:style-name="TableCell050401">
                  <text:p text:style-name="P59"><text:span text:style-name="T89">Maven</text:span><text:span text:style-name="T90"/></text:p>
                </table:table-cell>
              </table:table-row>
              <table:table-row table:style-name="TableRow0505">
                <table:table-cell table:style-name="TableCell050500">
                  <text:p text:style-name="P61"><text:span text:style-name="T91">Web Technologies</text:span><text:span text:style-name="T92"/></text:p>
                </table:table-cell>
                <table:table-cell table:style-name="TableCell050501">
                  <text:p text:style-name="P62"><text:span text:style-name="T93">HTML, JavaScript, XML, Ajax, Angular Js</text:span><text:span text:style-name="T94"/></text:p>
                </table:table-cell>
              </table:table-row>
              <table:table-row table:style-name="TableRow0506">
                <table:table-cell table:style-name="TableCell050600">
                  <text:p text:style-name="P64"><text:span text:style-name="T95">File Transfer Protocol</text:span><text:span text:style-name="T96"/></text:p>
                </table:table-cell>
                <table:table-cell table:style-name="TableCell050601">
                  <text:p text:style-name="P65"><text:span text:style-name="T97">FTP,</text:span><text:span text:style-name="T98"/></text:p>
                </table:table-cell>
              </table:table-row>
              <table:table-row table:style-name="TableRow0507">
                <table:table-cell table:style-name="TableCell050700">
                  <text:p text:style-name="P67"><text:span text:style-name="T99">Version Control<text:s/></text:span><text:span text:style-name="T100"/></text:p>
                </table:table-cell>
                <table:table-cell table:style-name="TableCell050701">
                  <text:p text:style-name="P68"><text:span text:style-name="T101"><text:s/>Git(2.7.4)</text:span><text:span text:style-name="T102"/></text:p>
                </table:table-cell>
              </table:table-row>
              <table:table-row table:style-name="TableRow0508">
                <table:table-cell table:style-name="TableCell050800">
                  <text:p text:style-name="P70"><text:span text:style-name="T103">Delivery</text:span><text:span text:style-name="T104"/></text:p>
                </table:table-cell>
                <table:table-cell table:style-name="TableCell050801">
                  <text:p text:style-name="P71"><text:span text:style-name="T105">Waterfall Methodology.</text:span><text:span text:style-name="T106"/></text:p>
                </table:table-cell>
              </table:table-row>
            </table:table>
            <text:p text:style-name="P73"><text:span text:style-name="T107">Project Details:</text:span></text:p>
            <table:table table:style-name="Table06">
              <table:table-column table:style-name="TableColumn0600"/>
              <table:table-column table:style-name="TableColumn0601"/>
              <table:table-row table:style-name="TableRow0600">
                <table:table-cell table:style-name="TableCell060000">
                  <text:p text:style-name="P75"><text:span text:style-name="T109"><text:s/></text:span><text:span text:style-name="T110">Project Name</text:span><text:span text:style-name="T111"/></text:p>
                </table:table-cell>
                <table:table-cell table:style-name="TableCell060001">
                  <text:p text:style-name="P76"><text:span text:style-name="T112">Ci ti-Trims-FP</text:span><text:span text:style-name="T113"/></text:p>
                </table:table-cell>
              </table:table-row>
              <table:table-row table:style-name="TableRow0601">
                <table:table-cell table:style-name="TableCell060100">
                  <text:p text:style-name="P79"><text:span text:style-name="T114"><text:s/>Client</text:span><text:span text:style-name="T115"/></text:p>
                </table:table-cell>
                <table:table-cell table:style-name="TableCell060101">
                  <text:p text:style-name="P80"><text:span text:style-name="T116">Citi</text:span><text:span text:style-name="T117"/></text:p>
                </table:table-cell>
              </table:table-row>
              <table:table-row table:style-name="TableRow0602">
                <table:table-cell table:style-name="TableCell060200">
                  <text:p text:style-name="P82"><text:span text:style-name="T118"><text:s/>Duration</text:span><text:span text:style-name="T119"/></text:p>
                </table:table-cell>
                <table:table-cell table:style-name="TableCell060201">
                  <text:p text:style-name="P83"><text:span text:style-name="T120">Aug-2107 to April-2018</text:span><text:span text:style-name="T121"/></text:p>
                </table:table-cell>
              </table:table-row>
            </table:table>
            <text:p text:style-name="P85"><text:span text:style-name="T121"/></text:p>
            <text:p text:style-name="P86"><text:span text:style-name="T121"/></text:p>
            <table:table table:style-name="Table07">
              <table:table-column table:style-name="TableColumn0700"/>
              <table:table-column table:style-name="TableColumn0701"/>
              <table:table-row table:style-name="TableRow0700">
                <table:table-cell table:style-name="TableCell070000">
                  <text:p text:style-name="P88"><text:span text:style-name="T122"><text:s/></text:span><text:span text:style-name="T123">Project Name</text:span><text:span text:style-name="T124"/></text:p>
                </table:table-cell>
                <table:table-cell table:style-name="TableCell070001">
                  <text:p text:style-name="P88"><text:span text:style-name="T125">Cit-MHS[production support]</text:span><text:span text:style-name="T126"/></text:p>
                </table:table-cell>
              </table:table-row>
              <table:table-row table:style-name="TableRow0701">
                <table:table-cell table:style-name="TableCell070100">
                  <text:p text:style-name="P91"><text:span text:style-name="T127">Duration</text:span><text:span text:style-name="T128"/></text:p>
                </table:table-cell>
                <table:table-cell table:style-name="TableCell070101">
                  <text:p text:style-name="P92"><text:span text:style-name="T129">April-2018 to August-2018.</text:span><text:span text:style-name="T130"/></text:p>
                </table:table-cell>
              </table:table-row>
            </table:table>
            <text:p text:style-name="P94"><text:span text:style-name="T130"/></text:p>
            <text:p text:style-name="P94"><text:span text:style-name="T131">Project Description:</text:span></text:p>
            <text:p text:style-name="P94"><text:span text:style-name="T132"><text:s text:c="25"/></text:span><text:span text:style-name="T133">CitiConnect is a web-enabled platform for receiving client instructions for trade financing. It enables the Buyers to perform invoice initiation, view the status of collection remittance request online of the invoices, credit lines etc.. It also empowers the Seller to discount invoices.</text:span></text:p>
            <text:p text:style-name="P94"><text:span text:style-name="T134">Environment:</text:span></text:p>
            <text:p text:style-name="P94"><text:span text:style-name="T134"><text:s text:c="21"/></text:span><text:span text:style-name="T135"><text:s/>Jdbc, core java, tomcat7.0 v,Putty, FTP, Oracle10g,<text:s text:c="2"/>Windows10.</text:span></text:p>
            <text:p text:style-name="P95"><text:span text:style-name="T136">Contribution:</text:span></text:p>
            <text:list text:style-name="L96">
              <text:list-item>
                <text:p text:style-name="P96"><text:span text:style-name="T137">Involved in the design and development of the applications as per the client requirements using Core Java,Jdbc Prepared statement.</text:span></text:p>
              </text:list-item>
              <text:list-item>
                <text:p text:style-name="P96"><text:span text:style-name="T137">Worked on sql<text:s text:c="2"/>injection, absolute path using jdbc prepared, SQL query by using setString () method of Prepared Statement.</text:span></text:p>
              </text:list-item>
              <text:list-item>
                <text:p text:style-name="P96"><text:span text:style-name="T137">Developing the Code as per the requirements. Handled different types of issues.</text:span></text:p>
              </text:list-item>
              <text:list-item>
                <text:p text:style-name="P96"><text:span text:style-name="T137">Developing, testing, troubleshooting and debugging of the software.</text:span></text:p>
              </text:list-item>
            </text:list>
            <text:p text:style-name="P97"><text:span text:style-name="T138"/></text:p>
            <text:p text:style-name="P98"><text:span text:style-name="T139">Project Details:</text:span></text:p>
            <text:p text:style-name="P98"><text:span text:style-name="T140"/></text:p>
            <text:p text:style-name="P99"><text:span text:style-name="T141"><text:s text:c="7"/></text:span></text:p>
            <table:table table:style-name="Table08">
              <table:table-column table:style-name="TableColumn0800"/>
              <table:table-column table:style-name="TableColumn0801"/>
              <table:table-row table:style-name="TableRow0800">
                <table:table-cell table:style-name="TableCell080000">
                  <text:p text:style-name="P101"><text:span text:style-name="T143"><text:s/></text:span><text:span text:style-name="T144">Project Name</text:span><text:span text:style-name="T145"/></text:p>
                </table:table-cell>
                <table:table-cell table:style-name="TableCell080001">
                  <text:p text:style-name="P102"><text:span text:style-name="T146">SBI Cash Management Product</text:span><text:span text:style-name="T147"/></text:p>
                </table:table-cell>
              </table:table-row>
              <table:table-row table:style-name="TableRow0801">
                <table:table-cell table:style-name="TableCell080100">
                  <text:p text:style-name="P105"><text:span text:style-name="T148">Client</text:span><text:span text:style-name="T149"/></text:p>
                </table:table-cell>
                <table:table-cell table:style-name="TableCell080101">
                  <text:p text:style-name="P105"><text:span text:style-name="T150">SBI</text:span><text:span text:style-name="T151"/></text:p>
                </table:table-cell>
              </table:table-row>
              <table:table-row table:style-name="TableRow0802">
                <table:table-cell table:style-name="TableCell080200">
                  <text:p text:style-name="P107"><text:span text:style-name="T152">Duration</text:span><text:span text:style-name="T153"/></text:p>
                </table:table-cell>
                <table:table-cell table:style-name="TableCell080201">
                  <text:p text:style-name="P108"><text:span text:style-name="T154">November-2016 to June-2017</text:span><text:span text:style-name="T155"/></text:p>
                </table:table-cell>
              </table:table-row>
              <table:table-row table:style-name="TableRow0803">
                <table:table-cell table:style-name="TableCell080300">
                  <text:p text:style-name="P110"><text:span text:style-name="T156">Role</text:span><text:span text:style-name="T157"/></text:p>
                </table:table-cell>
                <table:table-cell table:style-name="TableCell080301">
                  <text:p text:style-name="P110"><text:span text:style-name="T158">U2_software Engineer</text:span><text:span text:style-name="T159"/></text:p>
                </table:table-cell>
              </table:table-row>
            </table:table>
            <text:p text:style-name="P112"><text:span text:style-name="T160">Project Description:</text:span></text:p>
            <text:p text:style-name="P112"><text:span text:style-name="T160"><text:s text:c="33"/></text:span><text:span text:style-name="T161"><text:s/>SBI CMP is web based corporate banking service project. This project developed in to two ways corporate and govt banking project, it contains various services which are useful for manage the day to day business activities like a new customer registration,process withdraw and deposited amount in banking,edit payment type as RTGS ,NEFT,..etc. This project comprises as 6 major modules such as admin, uploaded, approver, customer , user.</text:span></text:p>
            <text:p text:style-name="P113"><text:span text:style-name="T162">Environment:</text:span></text:p>
            <text:p text:style-name="P114"><text:span text:style-name="T163"><text:s/></text:span><text:span text:style-name="T164">Spring ,Java ,J2EE, XML ,Oracle10g, J boss_4.0.0 V Windows10,UNIX_OS,</text:span></text:p>
            <text:p text:style-name="P115"><text:span text:style-name="T165">Contribution:</text:span></text:p>
            <text:p text:style-name="P115"><text:span text:style-name="T166"/></text:p>
            <text:list text:style-name="L116">
              <text:list-item>
                <text:p text:style-name="P116"><text:span text:style-name="T167">Involved in the design and development of the applications as per the client requirements using Core Java,<text:s text:c="2"/>Spring .</text:span></text:p>
              </text:list-item>
              <text:list-item>
                <text:p text:style-name="P116"><text:span text:style-name="T167">Wrote complex SQL statements providing back-end solutions to production issues, monitoring, and reporting. </text:span></text:p>
              </text:list-item>
              <text:list-item>
                <text:p text:style-name="P116"><text:span text:style-name="T167">Developing the Code as per the requirements. Handled different types of issues.</text:span></text:p>
              </text:list-item>
              <text:list-item>
                <text:p text:style-name="P116"><text:span text:style-name="T167">Provided production support for billing system through command line batch jobs using Unix commands.</text:span></text:p>
              </text:list-item>
              <text:list-item>
                <text:p text:style-name="P116"><text:span text:style-name="T167">Resolved billing issues presented through a Remedy error tracking system.</text:span></text:p>
              </text:list-item>
              <text:list-item>
                <text:p text:style-name="P116"><text:span text:style-name="T167">Performed reject processing and tracking for all incorrect billing accounts.</text:span></text:p>
              </text:list-item>
            </text:list>
            <text:p text:style-name="P117"><text:span text:style-name="T167"><text:s text:c="16"/></text:span></text:p>
            <table:table table:style-name="Table09">
              <table:table-column table:style-name="TableColumn0900"/>
              <table:table-column table:style-name="TableColumn0901"/>
              <table:table-row table:style-name="TableRow0900">
                <table:table-cell table:style-name="TableCell090000">
                  <text:p text:style-name="P119"><text:span text:style-name="T169"><text:s/></text:span><text:span text:style-name="T170">Name</text:span><text:span text:style-name="T171"><text:tab/></text:span><text:span text:style-name="T172"/></text:p>
                </table:table-cell>
                <table:table-cell table:style-name="TableCell090001">
                  <text:p text:style-name="P119"><text:span text:style-name="T173">HEAL Migration</text:span><text:span text:style-name="T174"/></text:p>
                </table:table-cell>
              </table:table-row>
              <table:table-row table:style-name="TableRow0901">
                <table:table-cell table:style-name="TableCell090100">
                  <text:p text:style-name="P122"><text:span text:style-name="T175">Client</text:span><text:span text:style-name="T176"/></text:p>
                </table:table-cell>
                <table:table-cell table:style-name="TableCell090101">
                  <text:p text:style-name="P122"><text:span text:style-name="T177">PruHealth (Prudential Health care), UK</text:span><text:span text:style-name="T178"/></text:p>
                </table:table-cell>
              </table:table-row>
              <table:table-row table:style-name="TableRow0902">
                <table:table-cell table:style-name="TableCell090200">
                  <text:p text:style-name="P124"><text:span text:style-name="T179">Duration</text:span><text:span text:style-name="T180"/></text:p>
                </table:table-cell>
                <table:table-cell table:style-name="TableCell090201">
                  <text:p text:style-name="P124"><text:span text:style-name="T181">July 2014<text:s/></text:span><text:span text:style-name="T182">–</text:span><text:span text:style-name="T183"><text:s/>August 2016</text:span><text:span text:style-name="T184"/></text:p>
                </table:table-cell>
              </table:table-row>
              <table:table-row table:style-name="TableRow0903">
                <table:table-cell table:style-name="TableCell090300">
                  <text:p text:style-name="P126"><text:span text:style-name="T185">Role</text:span><text:span text:style-name="T186"/></text:p>
                </table:table-cell>
                <table:table-cell table:style-name="TableCell090301">
                  <text:p text:style-name="P126"><text:span text:style-name="T187">Java/J2EE Developer</text:span><text:span text:style-name="T188"/></text:p>
                </table:table-cell>
              </table:table-row>
              <table:table-row table:style-name="TableRow0904">
                <table:table-cell table:style-name="TableCell090400">
                  <text:p text:style-name="P128"><text:span text:style-name="T189">PruHealth</text:span><text:span text:style-name="T190"/></text:p>
                </table:table-cell>
                <table:table-cell table:style-name="TableCell090401">
                  <text:p text:style-name="P128"><text:span text:style-name="T191">PruHealth<text:s/></text:span><text:span text:style-name="T192">is a UK-based company specializing in Private Medical Insurance sold to the UK market.<text:s/></text:span><text:span text:style-name="T193"/></text:p>
                </table:table-cell>
              </table:table-row>
            </table:table>
            <text:p text:style-name="P130"><text:span text:style-name="T193"/></text:p>
            <text:p text:style-name="P131"><text:span text:style-name="T194">Project Description:</text:span></text:p>
            <text:p text:style-name="P132"><text:span text:style-name="T195">Heal Migration is using for migrating old policies from old system into the new system. The old policies were created and maintaining in the legacy application which was developed in non-java technologies.</text:span></text:p>
            <text:p text:style-name="P133"><text:span text:style-name="T196">Environment:</text:span></text:p>
            <text:p text:style-name="P134"><text:span text:style-name="T197"><text:s/></text:span><text:span text:style-name="T198">Spring , Hibernate, Java ,J2EE, JavaScript,jquery,Oracle10g,Windows, Linux</text:span></text:p>
            <text:p text:style-name="P135"><text:span text:style-name="T199">Contribution:</text:span></text:p>
            <text:list text:style-name="L136">
              <text:list-item>
                <text:p text:style-name="P136"><text:span text:style-name="T200">Experienced in developing web applications using spring modules like Spring<text:s/></text:span><text:span text:style-name="T201">IOC</text:span><text:span text:style-name="T202">.</text:span></text:p>
              </text:list-item>
              <text:list-item>
                <text:p text:style-name="P136"><text:span text:style-name="T203">Used MVC framework to develop the Java Components at Model, View and Controller Using Designing pattern.</text:span></text:p>
              </text:list-item>
              <text:list-item>
                <text:p text:style-name="P136"><text:span text:style-name="T204">Implemented MVC, DAO J2EE design patterns as a part of application development.</text:span></text:p>
              </text:list-item>
              <text:list-item>
                <text:p text:style-name="P136"><text:span text:style-name="T204">Developed DAOs interfaces for hibernate to interact with the database.</text:span></text:p>
              </text:list-item>
              <text:list-item>
                <text:p text:style-name="P136"><text:span text:style-name="T205">Developing Business Services using spring and core java.</text:span></text:p>
              </text:list-item>
            </text:list>
            <text:p text:style-name="P137"><text:span text:style-name="T206"/></text:p>
            <table:table table:style-name="Table10">
              <table:table-column table:style-name="TableColumn1000"/>
              <table:table-column table:style-name="TableColumn1001"/>
              <table:table-row table:style-name="TableRow1000">
                <table:table-cell table:style-name="TableCell100000">
                  <text:p text:style-name="P139"><text:span text:style-name="T207">Name<text:tab/></text:span><text:span text:style-name="T208"/></text:p>
                </table:table-cell>
                <table:table-cell table:style-name="TableCell100001">
                  <text:p text:style-name="P139"><text:span text:style-name="T209">HEAL V2</text:span><text:span text:style-name="T210"/></text:p>
                </table:table-cell>
              </table:table-row>
              <table:table-row table:style-name="TableRow1001">
                <table:table-cell table:style-name="TableCell100100">
                  <text:p text:style-name="P142"><text:span text:style-name="T211">Client</text:span><text:span text:style-name="T212"/></text:p>
                </table:table-cell>
                <table:table-cell table:style-name="TableCell100101">
                  <text:p text:style-name="P142"><text:span text:style-name="T213">PruHealth (Prudential Healthcare), UK</text:span><text:span text:style-name="T214"/></text:p>
                </table:table-cell>
              </table:table-row>
              <table:table-row table:style-name="TableRow1002">
                <table:table-cell table:style-name="TableCell100200">
                  <text:p text:style-name="P144"><text:span text:style-name="T215">Duration</text:span><text:span text:style-name="T216"/></text:p>
                </table:table-cell>
                <table:table-cell table:style-name="TableCell100201">
                  <text:p text:style-name="P144"><text:span text:style-name="T217">August2013<text:s/></text:span><text:span text:style-name="T218">–</text:span><text:span text:style-name="T219"><text:s/>July 2014</text:span><text:span text:style-name="T220"/></text:p>
                </table:table-cell>
              </table:table-row>
              <table:table-row table:style-name="TableRow1003">
                <table:table-cell table:style-name="TableCell100300">
                  <text:p text:style-name="P146"><text:span text:style-name="T221">Role</text:span><text:span text:style-name="T222"/></text:p>
                </table:table-cell>
                <table:table-cell table:style-name="TableCell100301">
                  <text:p text:style-name="P146"><text:span text:style-name="T223">Java/J2EE Developer</text:span><text:span text:style-name="T224"/></text:p>
                </table:table-cell>
              </table:table-row>
              <table:table-row table:style-name="TableRow1004">
                <table:table-cell table:style-name="TableCell100400">
                  <text:p text:style-name="P148"><text:span text:style-name="T225">Designation</text:span><text:span text:style-name="T226"/></text:p>
                </table:table-cell>
                <table:table-cell table:style-name="TableCell100401">
                  <text:p text:style-name="P148"><text:span text:style-name="T227">Software Engineer</text:span><text:span text:style-name="T228"/></text:p>
                </table:table-cell>
              </table:table-row>
            </table:table>
            <text:p text:style-name="P150"><text:span text:style-name="T229"><text:s text:c="10"/></text:span></text:p>
            <text:p text:style-name="P150"><text:span text:style-name="T230">Project Description:</text:span></text:p>
            <text:p text:style-name="P150"><text:span text:style-name="T230"><text:s text:c="16"/></text:span><text:span text:style-name="T231">HEAL is an Enterprise application developing in Agile methodology and it is using for health care policies. HEAL is a policy<text:s text:c="7"/>administration system.</text:span></text:p>
            <text:p text:style-name="P151"><text:span text:style-name="T232">HEAL is used to provide service for Personal Health care, Business Health care, Corporate Health care policies. </text:span></text:p>
            <text:p text:style-name="P152"><text:span text:style-name="T233">Quote application is used to estimate the premium is called quotation and issue the documents like invoice, premium and commission details to the agent and customer. New Business application is used to process the Quote information into New Business of the PruHealth. Through this application<text:s text:c="2"/>payment details, premium details of the policy holder will be set based on the payment frequency, reconciliation frequency, payment type, bank details and commission details of the customer.</text:span></text:p>
            <text:p text:style-name="P152"><text:span text:style-name="T234"/></text:p>
            <text:p text:style-name="P152"><text:span text:style-name="T235">Contribution:</text:span></text:p>
            <text:list text:style-name="L153">
              <text:list-item>
                <text:p text:style-name="P153"><text:span text:style-name="T236">Experienced in developing web applications using spring modules like Spring IOC. </text:span></text:p>
              </text:list-item>
              <text:list-item>
                <text:p text:style-name="P153"><text:span text:style-name="T237">Used MVC framework to develop the Java Components at Model, View and Controller Using Designing pattern.</text:span></text:p>
              </text:list-item>
              <text:list-item>
                <text:p text:style-name="P153"><text:span text:style-name="T238">Implemented MVC, DAO J2EE design patterns as a part of application development.</text:span></text:p>
              </text:list-item>
              <text:list-item>
                <text:p text:style-name="P153"><text:span text:style-name="T238">Developed DAOs interfaces for hibernate to interact with the database.</text:span></text:p>
              </text:list-item>
              <text:list-item>
                <text:p text:style-name="P153"><text:span text:style-name="T239">Developing Business Services using spring and core java.</text:span></text:p>
              </text:list-item>
              <text:list-item>
                <text:p text:style-name="P153"><text:span text:style-name="T240">Developing in implementing persistence logic using Hibernate.</text:span></text:p>
              </text:list-item>
              <text:list-item>
                <text:p text:style-name="P153"><text:span text:style-name="T240">Developing in coding for DAOs, Services and Controllers.</text:span></text:p>
              </text:list-item>
              <text:list-item>
                <text:p text:style-name="P153"><text:span text:style-name="T240">Created Spring-configure files to integrate all the components in the Spring framework.</text:span></text:p>
              </text:list-item>
              <text:list-item>
                <text:p text:style-name="P153"><text:span text:style-name="T240">Developing in configuring Hibernate mapping file.</text:span></text:p>
              </text:list-item>
              <text:list-item>
                <text:p text:style-name="P153"><text:span text:style-name="T241">Used version control system (GIT),<text:s text:c="3"/>and Maven for build the projection execution,clean&amp;install&amp;create jar,war files.<text:s text:c="10"/></text:span></text:p>
              </text:list-item>
            </text:list>
            <text:p text:style-name="P154"><text:span text:style-name="T242"/></text:p>
            <text:p text:style-name="P155"><text:span text:style-name="T243">Education:</text:span></text:p>
            <text:p text:style-name="P155"><text:span text:style-name="T243"><text:s/></text:span></text:p>
            <table:table table:style-name="Table11">
              <table:table-column table:style-name="TableColumn1100"/>
              <table:table-column table:style-name="TableColumn1101"/>
              <table:table-column table:style-name="TableColumn1102"/>
              <table:table-column table:style-name="TableColumn1103"/>
              <table:table-row table:style-name="TableRow1100">
                <table:table-cell table:style-name="TableCell110000">
                  <text:p text:style-name="P157"><text:span text:style-name="T245">Degree</text:span><text:span text:style-name="T246"/></text:p>
                </table:table-cell>
                <table:table-cell table:style-name="TableCell110001">
                  <text:p text:style-name="P157"><text:span text:style-name="T247">Specialization</text:span><text:span text:style-name="T248"/></text:p>
                </table:table-cell>
                <table:table-cell table:style-name="TableCell110002">
                  <text:p text:style-name="P157"><text:span text:style-name="T249">University</text:span><text:span text:style-name="T250"/></text:p>
                </table:table-cell>
                <table:table-cell table:style-name="TableCell110003">
                  <text:p text:style-name="P157"><text:span text:style-name="T251">Year of Passing</text:span><text:span text:style-name="T252"/></text:p>
                </table:table-cell>
              </table:table-row>
              <table:table-row table:style-name="TableRow1101">
                <table:table-cell table:style-name="TableCell110100">
                  <text:p text:style-name="P160"><text:span text:style-name="T253">MCA</text:span><text:span text:style-name="T254"/></text:p>
                </table:table-cell>
                <table:table-cell table:style-name="TableCell110101">
                  <text:p text:style-name="P160"><text:span text:style-name="T255">Computer science</text:span><text:span text:style-name="T256"/></text:p>
                </table:table-cell>
                <table:table-cell table:style-name="TableCell110102">
                  <text:p text:style-name="P160"><text:span text:style-name="T257"><text:s/>Sir Krishnadevaraya University, Anantapur</text:span><text:span text:style-name="T258"/></text:p>
                </table:table-cell>
                <table:table-cell table:style-name="TableCell110103">
                  <text:p text:style-name="P160"><text:span text:style-name="T259">2013</text:span><text:span text:style-name="T260"/></text:p>
                </table:table-cell>
              </table:table-row>
            </table:table>
            <text:p text:style-name="P162"><text:span text:style-name="T260"/></text:p>
          </table:table-cell>
        </table:table-row>
      </table:table>
      <text:p text:style-name="P164"><text:span text:style-name="T26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